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7" style:family="table">
      <style:table-properties style:width="6.5in" fo:margin-left="0in" fo:margin-top="0in" fo:margin-bottom="0in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8" style:family="table">
      <style:table-properties style:width="6.5in" fo:margin-left="0in" fo:margin-top="0in" fo:margin-bottom="0in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9" style:family="table">
      <style:table-properties style:width="6.5in" fo:margin-left="0in" fo:margin-top="0in" fo:margin-bottom="0in" table:align="left"/>
    </style:style>
    <style:style style:name="Table19.A" style:family="table-column">
      <style:table-column-properties style:column-width="6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0" style:family="table">
      <style:table-properties style:width="6.5in" fo:margin-left="0in" fo:margin-top="0in" fo:margin-bottom="0in" table:align="left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1" style:family="table">
      <style:table-properties style:width="6.5in" fo:margin-left="0in" fo:margin-top="0in" fo:margin-bottom="0in" table:align="left"/>
    </style:style>
    <style:style style:name="Table21.A" style:family="table-column">
      <style:table-column-properties style:column-width="6.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2" style:family="table">
      <style:table-properties style:width="6.5in" fo:margin-left="0in" fo:margin-top="0in" fo:margin-bottom="0in" table:align="left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3" style:family="table">
      <style:table-properties style:width="6.5in" fo:margin-left="0in" fo:margin-top="0in" fo:margin-bottom="0in" table:align="left"/>
    </style:style>
    <style:style style:name="Table23.A" style:family="table-column">
      <style:table-column-properties style:column-width="6.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4" style:family="table">
      <style:table-properties style:width="6.5in" fo:margin-left="0in" fo:margin-top="0in" fo:margin-bottom="0in" table:align="left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5" style:family="table">
      <style:table-properties style:width="6.5in" fo:margin-left="0in" fo:margin-top="0in" fo:margin-bottom="0in" table:align="left"/>
    </style:style>
    <style:style style:name="Table25.A" style:family="table-column">
      <style:table-column-properties style:column-width="6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6" style:family="table">
      <style:table-properties style:width="6.5in" fo:margin-left="0in" fo:margin-top="0in" fo:margin-bottom="0in" table:align="left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7" style:family="table">
      <style:table-properties style:width="6.5in" fo:margin-left="0in" fo:margin-top="0in" fo:margin-bottom="0in" table:align="left"/>
    </style:style>
    <style:style style:name="Table27.A" style:family="table-column">
      <style:table-column-properties style:column-width="6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8" style:family="table">
      <style:table-properties style:width="6.5in" fo:margin-left="0in" fo:margin-top="0in" fo:margin-bottom="0in" table:align="left"/>
    </style:style>
    <style:style style:name="Table28.A" style:family="table-column">
      <style:table-column-properties style:column-width="6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29" style:family="table">
      <style:table-properties style:width="6.5in" fo:margin-left="0in" fo:margin-top="0in" fo:margin-bottom="0in" table:align="left"/>
    </style:style>
    <style:style style:name="Table29.A" style:family="table-column">
      <style:table-column-properties style:column-width="6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0" style:family="table">
      <style:table-properties style:width="6.5in" fo:margin-left="0in" fo:margin-top="0in" fo:margin-bottom="0in" table:align="left"/>
    </style:style>
    <style:style style:name="Table30.A" style:family="table-column">
      <style:table-column-properties style:column-width="6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1" style:family="table">
      <style:table-properties style:width="6.5in" fo:margin-left="0in" fo:margin-top="0in" fo:margin-bottom="0in" table:align="left"/>
    </style:style>
    <style:style style:name="Table31.A" style:family="table-column">
      <style:table-column-properties style:column-width="6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2" style:family="table">
      <style:table-properties style:width="6.5in" fo:margin-left="0in" fo:margin-top="0in" fo:margin-bottom="0in" table:align="left"/>
    </style:style>
    <style:style style:name="Table32.A" style:family="table-column">
      <style:table-column-properties style:column-width="6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3" style:family="table">
      <style:table-properties style:width="6.5in" fo:margin-left="0in" fo:margin-top="0in" fo:margin-bottom="0in" table:align="left"/>
    </style:style>
    <style:style style:name="Table33.A" style:family="table-column">
      <style:table-column-properties style:column-width="6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4" style:family="table">
      <style:table-properties style:width="6.5in" fo:margin-left="0in" fo:margin-top="0in" fo:margin-bottom="0in" table:align="left"/>
    </style:style>
    <style:style style:name="Table34.A" style:family="table-column">
      <style:table-column-properties style:column-width="6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5" style:family="table">
      <style:table-properties style:width="6.5in" fo:margin-left="0in" fo:margin-top="0in" fo:margin-bottom="0in" table:align="left"/>
    </style:style>
    <style:style style:name="Table35.A" style:family="table-column">
      <style:table-column-properties style:column-width="6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6" style:family="table">
      <style:table-properties style:width="6.5in" fo:margin-left="0in" fo:margin-top="0in" fo:margin-bottom="0in" table:align="left"/>
    </style:style>
    <style:style style:name="Table36.A" style:family="table-column">
      <style:table-column-properties style:column-width="6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7" style:family="table">
      <style:table-properties style:width="6.5in" fo:margin-left="0in" fo:margin-top="0in" fo:margin-bottom="0in" table:align="left"/>
    </style:style>
    <style:style style:name="Table37.A" style:family="table-column">
      <style:table-column-properties style:column-width="6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8" style:family="table">
      <style:table-properties style:width="6.5in" fo:margin-left="0in" fo:margin-top="0in" fo:margin-bottom="0in" table:align="left"/>
    </style:style>
    <style:style style:name="Table38.A" style:family="table-column">
      <style:table-column-properties style:column-width="6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39" style:family="table">
      <style:table-properties style:width="6.5in" fo:margin-left="0in" fo:margin-top="0in" fo:margin-bottom="0in" table:align="left"/>
    </style:style>
    <style:style style:name="Table39.A" style:family="table-column">
      <style:table-column-properties style:column-width="6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0" style:family="table">
      <style:table-properties style:width="6.5in" fo:margin-left="0in" fo:margin-top="0in" fo:margin-bottom="0in" table:align="left"/>
    </style:style>
    <style:style style:name="Table40.A" style:family="table-column">
      <style:table-column-properties style:column-width="6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1" style:family="table">
      <style:table-properties style:width="6.5in" fo:margin-left="0in" fo:margin-top="0in" fo:margin-bottom="0in" table:align="left"/>
    </style:style>
    <style:style style:name="Table41.A" style:family="table-column">
      <style:table-column-properties style:column-width="6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2" style:family="table">
      <style:table-properties style:width="6.5in" fo:margin-left="0in" fo:margin-top="0in" fo:margin-bottom="0in" table:align="left"/>
    </style:style>
    <style:style style:name="Table42.A" style:family="table-column">
      <style:table-column-properties style:column-width="6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3" style:family="table">
      <style:table-properties style:width="6.5in" fo:margin-left="0in" fo:margin-top="0in" fo:margin-bottom="0in" table:align="left"/>
    </style:style>
    <style:style style:name="Table43.A" style:family="table-column">
      <style:table-column-properties style:column-width="6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4" style:family="table">
      <style:table-properties style:width="6.5in" fo:margin-left="0in" fo:margin-top="0in" fo:margin-bottom="0in" table:align="left"/>
    </style:style>
    <style:style style:name="Table44.A" style:family="table-column">
      <style:table-column-properties style:column-width="6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5" style:family="table">
      <style:table-properties style:width="6.5in" fo:margin-left="0in" fo:margin-top="0in" fo:margin-bottom="0in" table:align="left"/>
    </style:style>
    <style:style style:name="Table45.A" style:family="table-column">
      <style:table-column-properties style:column-width="6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6" style:family="table">
      <style:table-properties style:width="6.5in" fo:margin-left="0in" fo:margin-top="0in" fo:margin-bottom="0in" table:align="left"/>
    </style:style>
    <style:style style:name="Table46.A" style:family="table-column">
      <style:table-column-properties style:column-width="6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7" style:family="table">
      <style:table-properties style:width="6.5in" fo:margin-left="0in" fo:margin-top="0in" fo:margin-bottom="0in" table:align="left"/>
    </style:style>
    <style:style style:name="Table47.A" style:family="table-column">
      <style:table-column-properties style:column-width="6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8" style:family="table">
      <style:table-properties style:width="6.5in" fo:margin-left="0in" fo:margin-top="0in" fo:margin-bottom="0in" table:align="left"/>
    </style:style>
    <style:style style:name="Table48.A" style:family="table-column">
      <style:table-column-properties style:column-width="6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49" style:family="table">
      <style:table-properties style:width="6.5in" fo:margin-left="0in" fo:margin-top="0in" fo:margin-bottom="0in" table:align="left"/>
    </style:style>
    <style:style style:name="Table49.A" style:family="table-column">
      <style:table-column-properties style:column-width="6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0" style:family="table">
      <style:table-properties style:width="6.5in" fo:margin-left="0in" fo:margin-top="0in" fo:margin-bottom="0in" table:align="left"/>
    </style:style>
    <style:style style:name="Table50.A" style:family="table-column">
      <style:table-column-properties style:column-width="6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1" style:family="table">
      <style:table-properties style:width="6.5in" fo:margin-left="0in" fo:margin-top="0in" fo:margin-bottom="0in" table:align="left"/>
    </style:style>
    <style:style style:name="Table51.A" style:family="table-column">
      <style:table-column-properties style:column-width="6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2" style:family="table">
      <style:table-properties style:width="6.5in" fo:margin-left="0in" fo:margin-top="0in" fo:margin-bottom="0in" table:align="left"/>
    </style:style>
    <style:style style:name="Table52.A" style:family="table-column">
      <style:table-column-properties style:column-width="6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3" style:family="table">
      <style:table-properties style:width="6.5in" fo:margin-left="0in" fo:margin-top="0in" fo:margin-bottom="0in" table:align="left"/>
    </style:style>
    <style:style style:name="Table53.A" style:family="table-column">
      <style:table-column-properties style:column-width="6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4" style:family="table">
      <style:table-properties style:width="6.5in" fo:margin-left="0in" fo:margin-top="0in" fo:margin-bottom="0in" table:align="left"/>
    </style:style>
    <style:style style:name="Table54.A" style:family="table-column">
      <style:table-column-properties style:column-width="6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5" style:family="table">
      <style:table-properties style:width="6.5in" fo:margin-left="0in" fo:margin-top="0in" fo:margin-bottom="0in" table:align="left"/>
    </style:style>
    <style:style style:name="Table55.A" style:family="table-column">
      <style:table-column-properties style:column-width="6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6" style:family="table">
      <style:table-properties style:width="6.5in" fo:margin-left="0in" fo:margin-top="0in" fo:margin-bottom="0in" table:align="left"/>
    </style:style>
    <style:style style:name="Table56.A" style:family="table-column">
      <style:table-column-properties style:column-width="6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57" style:family="table">
      <style:table-properties style:width="6.5in" fo:margin-left="0in" fo:margin-top="0in" fo:margin-bottom="0in" table:align="left"/>
    </style:style>
    <style:style style:name="Table57.A" style:family="table-column">
      <style:table-column-properties style:column-width="6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P1" style:family="paragraph" style:parent-style-name="Standard">
      <style:text-properties style:font-name="Proxima Nova" fo:font-size="12pt" fo:background-color="#ffffff" style:font-name-asian="Proxima Nova1" style:font-size-asian="12pt" style:font-name-complex="Proxima Nova1" style:font-size-complex="12pt"/>
    </style:style>
    <style:style style:name="P2" style:family="paragraph" style:parent-style-name="Standard">
      <style:text-properties style:font-name="Proxima Nova" style:font-name-asian="Proxima Nova1" style:font-name-complex="Proxima Nova1"/>
    </style:style>
    <style:style style:name="P3" style:family="paragraph" style:parent-style-name="Standard">
      <style:paragraph-properties fo:orphans="0" fo:widows="0"/>
      <style:text-properties style:font-name="Proxima Nova" style:font-name-asian="Proxima Nova1" style:font-name-complex="Proxima Nova1"/>
    </style:style>
    <style:style style:name="P4" style:family="paragraph" style:parent-style-name="Standard">
      <style:text-properties style:font-name="Proxima Nova" fo:font-weight="bold" style:font-name-asian="Proxima Nova1" style:font-weight-asian="bold" style:font-name-complex="Proxima Nova1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abb2bf" style:font-name="Proxima Nova" fo:background-color="#282c34" style:font-name-asian="Proxima Nova1" style:font-name-complex="Proxima Nova1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color="#98c379" style:font-name="Proxima Nova" fo:background-color="#282c34" style:font-name-asian="Proxima Nova1" style:font-name-complex="Proxima Nova1"/>
    </style:style>
    <style:style style:name="P9" style:family="paragraph" style:parent-style-name="Standard">
      <style:paragraph-properties fo:margin-top="0.139in" fo:margin-bottom="0in" loext:contextual-spacing="false" fo:line-height="150%"/>
      <style:text-properties style:font-name="Proxima Nova" fo:font-weight="bold" style:font-name-asian="Proxima Nova1" style:font-weight-asian="bold" style:font-name-complex="Proxima Nova1"/>
    </style:style>
    <style:style style:name="P10" style:family="paragraph" style:parent-style-name="Heading_20_3">
      <style:text-properties fo:font-weight="bold" style:font-weight-asian="bold"/>
    </style:style>
    <style:style style:name="P11" style:family="paragraph" style:parent-style-name="Heading_20_3">
      <style:text-properties style:font-name="Proxima Nova" style:font-name-asian="Proxima Nova1" style:font-name-complex="Proxima Nova1"/>
    </style:style>
    <style:style style:name="P12" style:family="paragraph" style:parent-style-name="Heading_20_1" style:master-page-name="Standard">
      <style:paragraph-properties fo:text-align="center" style:justify-single-word="false" style:page-number="1"/>
      <style:text-properties style:font-name="Proxima Nova" style:font-name-asian="Proxima Nova1" style:font-name-complex="Proxima Nova1"/>
    </style:style>
    <style:style style:name="P13" style:family="paragraph" style:parent-style-name="Heading_20_2">
      <style:text-properties style:font-name="Proxima Nova" style:font-name-asian="Proxima Nova1" style:font-name-complex="Proxima Nova1"/>
    </style:style>
    <style:style style:name="P14" style:family="paragraph" style:parent-style-name="Heading_20_3">
      <style:text-properties style:font-name="Proxima Nova" style:font-name-asian="Proxima Nova1" style:font-name-complex="Proxima Nova1"/>
    </style:style>
    <style:style style:name="P15" style:family="paragraph" style:parent-style-name="Standard">
      <style:paragraph-properties fo:margin-top="0.139in" fo:margin-bottom="0in" loext:contextual-spacing="false" fo:line-height="150%"/>
      <style:text-properties style:font-name="Proxima Nova" fo:font-weight="bold" style:font-name-asian="Proxima Nova1" style:font-weight-asian="bold" style:font-name-complex="Proxima Nova1"/>
    </style:style>
    <style:style style:name="P16" style:family="paragraph" style:parent-style-name="Standard">
      <style:paragraph-properties fo:orphans="0" fo:widows="0"/>
      <style:text-properties fo:color="#abb2bf" style:font-name="Proxima Nova" fo:background-color="#282c34" style:font-name-asian="Proxima Nova1" style:font-name-complex="Proxima Nova1"/>
    </style:style>
    <style:style style:name="P17" style:family="paragraph" style:parent-style-name="Standard">
      <style:text-properties style:font-name="Proxima Nova" fo:font-weight="bold" style:font-name-asian="Proxima Nova1" style:font-weight-asian="bold" style:font-name-complex="Proxima Nova1"/>
    </style:style>
    <style:style style:name="P18" style:family="paragraph" style:parent-style-name="Standard">
      <style:paragraph-properties fo:orphans="0" fo:widows="0"/>
      <style:text-properties fo:color="#98c379" style:font-name="Proxima Nova" fo:background-color="#282c34" style:font-name-asian="Proxima Nova1" style:font-name-complex="Proxima Nova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style:font-name="Proxima Nova" fo:background-color="#ffffff" loext:char-shading-value="0" style:font-name-asian="Proxima Nova1" style:font-name-complex="Proxima Nova1"/>
    </style:style>
    <style:style style:name="T3" style:family="text">
      <style:text-properties style:font-name="Proxima Nova" fo:font-size="12pt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fo:background-color="#ffffff" loext:char-shading-value="0" style:font-name-asian="Proxima Nova1" style:font-size-asian="12pt" style:font-name-complex="Proxima Nova1" style:font-size-complex="12pt"/>
    </style:style>
    <style:style style:name="T5" style:family="text">
      <style:text-properties style:font-name="Proxima Nova" fo:font-weight="bold" style:font-name-asian="Proxima Nova1" style:font-weight-asian="bold" style:font-name-complex="Proxima Nova1"/>
    </style:style>
    <style:style style:name="T6" style:family="text">
      <style:text-properties fo:color="#ffffff" style:font-name="Proxima Nova" fo:font-size="12pt" fo:background-color="#000000" loext:char-shading-value="0" style:font-name-asian="Proxima Nova1" style:font-size-asian="12pt" style:font-name-complex="Proxima Nova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abb2bf" style:font-name="Proxima Nova" fo:background-color="#282c34" loext:char-shading-value="0" style:font-name-asian="Proxima Nova1" style:font-name-complex="Proxima Nova1"/>
    </style:style>
    <style:style style:name="T9" style:family="text">
      <style:text-properties fo:color="#d19a66" style:font-name="Proxima Nova" fo:background-color="#282c34" loext:char-shading-value="0" style:font-name-asian="Proxima Nova1" style:font-name-complex="Proxima Nova1"/>
    </style:style>
    <style:style style:name="T10" style:family="text">
      <style:text-properties fo:color="#98c379" style:font-name="Proxima Nova" fo:background-color="#282c34" loext:char-shading-value="0" style:font-name-asian="Proxima Nova1" style:font-name-complex="Proxima Nova1"/>
    </style:style>
    <style:style style:name="T11" style:family="text">
      <style:text-properties fo:color="#b7b7b7" style:font-name="Proxima Nova" fo:background-color="#282c34" loext:char-shading-value="0" style:font-name-asian="Proxima Nova1" style:font-name-complex="Proxima Nova1"/>
    </style:style>
    <style:style style:name="T12" style:family="text">
      <style:text-properties fo:color="#e69138" style:font-name="Proxima Nova" fo:background-color="#282c34" loext:char-shading-value="0" style:font-name-asian="Proxima Nova1" style:font-name-complex="Proxima Nova1"/>
    </style:style>
    <style:style style:name="T13" style:family="text">
      <style:text-properties fo:color="#93c47d" style:font-name="Proxima Nova" fo:background-color="#282c34" loext:char-shading-value="0" style:font-name-asian="Proxima Nova1" style:font-name-complex="Proxima Nova1"/>
    </style:style>
    <style:style style:name="T14" style:family="text">
      <style:text-properties fo:color="#24292e" fo:font-size="10.5pt" fo:background-color="#ffffff" loext:char-shading-value="0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jmdxstgl4ju6"/>BACKEND CHALLENGE TEMPLATE DOCUMENTATION</text:p>
      <text:p text:style-name="Standard"><text:span text:style-name="T1">LOCAL BASE-URL:<text:tab/><text:tab/></text:span><text:span text:style-name="T3"><text:tab/></text:span><text:span text:style-name="T4"> <text:s/>http://localhost:port <text:s/></text:span><text:span text:style-name="T6"><text:tab/></text:span></text:p>
      <text:p text:style-name="Standard"><text:span text:style-name="T1">REMOTE BASE-URL:<text:tab/></text:span><text:span text:style-name="T2"><text:tab/> <text:tab/></text:span><text:span text:style-name="T4"> <text:s/>https://remote-url</text:span></text:p>
      <text:p text:style-name="P1"/>
      <text:p text:style-name="Heading_20_3"><text:bookmark text:name="_v1mx80759utz"/>NOTE: <text:span text:style-name="T1">It is important that you must create a docker file in the root of the solution for running the application. And also make sure your package-lock.json file is pushed with the code, i.e remove package-lock.json or yarn.lock file from gitignore</text:span></text:p>
      <text:p text:style-name="P13"><text:bookmark text:name="_qq25fyokhqr5"/>1. DEPARTMENTS</text:p>
      <text:p text:style-name="P11"><text:bookmark text:name="_nrgla46mu3hp"/>1.1. GET ALL DEPARTMENTS</text:p>
      <text:p text:style-name="Standard"><text:span text:style-name="T7">Description: </text:span>This endpoint retrieve the list of departments from the database and returns an array of department objects to the user .</text:p>
      <text:p text:style-name="Standard"><text:span text:style-name="T5">Path:</text:span><text:span text:style-name="T1"> /department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/>[</text:p>
            <text:p text:style-name="P6"><text:s text:c="8"/>{</text:p>
            <text:p text:style-name="P5"><text:span text:style-name="T9">     <text:s text:c="7"/>"department_id"</text:span><text:span text:style-name="T8">: </text:span><text:span text:style-name="T10">integer</text:span><text:span text:style-name="T8">, </text:span></text:p>
            <text:p text:style-name="P5"><text:span text:style-name="T9"><text:s text:c="12"/>"name"</text:span><text:span text:style-name="T8">: </text:span><text:span text:style-name="T10">string</text:span><text:span text:style-name="T8">,</text:span></text:p>
            <text:p text:style-name="P5"><text:span text:style-name="T8"><text:s text:c="12"/></text:span><text:span text:style-name="T9">"description"</text:span><text:span text:style-name="T8"> : </text:span><text:span text:style-name="T10">string</text:span><text:span text:style-name="T8">,</text:span></text:p>
            <text:p text:style-name="P6"><text:s text:c="8"/>},</text:p>
            <text:p text:style-name="P6"><text:s text:c="8"/>{</text:p>
            <text:p text:style-name="P5"><text:span text:style-name="T9">     <text:s text:c="7"/>"department_id"</text:span><text:span text:style-name="T8">: </text:span><text:span text:style-name="T10">integer</text:span><text:span text:style-name="T8">, </text:span></text:p>
            <text:p text:style-name="P5"><text:span text:style-name="T9"><text:s text:c="12"/>"name"</text:span><text:span text:style-name="T8">: </text:span><text:span text:style-name="T10">string</text:span><text:span text:style-name="T8">,</text:span></text:p>
            <text:p text:style-name="P5"><text:span text:style-name="T8"><text:s text:c="12"/></text:span><text:span text:style-name="T9">"description"</text:span><text:span text:style-name="T8"> : </text:span><text:span text:style-name="T10">string</text:span><text:span text:style-name="T8">,</text:span></text:p>
            <text:p text:style-name="P6"><text:s text:c="8"/>},</text:p>
            <text:p text:style-name="P6"><text:s text:c="8"/></text:p>
            <text:p text:style-name="P6"><text:s/>]</text:p>
            <text:p text:style-name="P3"/>
          </table:table-cell>
        </table:table-row>
      </table:table>
      <text:p text:style-name="P11"><text:bookmark text:name="_3ajh56c0w1lm"/><text:soft-page-break/>1.2 GET A SINGLE DEPARTMENT</text:p>
      <text:p text:style-name="Standard"><text:span text:style-name="T7">Description: </text:span>This endpoint get a single department using the department Id in the request params.</text:p>
      <text:p text:style-name="Standard"><text:span text:style-name="T5">Path:</text:span><text:span text:style-name="T1"> /departments/{department_id}</text:span></text:p>
      <text:p text:style-name="Standard"><text:span text:style-name="T5">Method:</text:span><text:span text:style-name="T1"> GET</text:span></text:p>
      <text:p text:style-name="P2"/>
      <text:p text:style-name="P9">Success response:</text:p>
      <text:p text:style-name="Standard"><text:span text:style-name="T5">Status:</text:span><text:span text:style-name="T1"> 200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{</text:p>
            <text:p text:style-name="P5"><text:span text:style-name="T9">    "department_id"</text:span><text:span text:style-name="T8">: </text:span><text:span text:style-name="T10">integer</text:span><text:span text:style-name="T8">, </text:span></text:p>
            <text:p text:style-name="P5"><text:span text:style-name="T9"><text:s text:c="4"/>"nam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description"</text:span><text:span text:style-name="T8"> 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P2"/>
      <text:p text:style-name="P13"><text:bookmark text:name="_rvqh1vg117uo"/>2. CATEGORIES</text:p>
      <text:p text:style-name="Heading_20_3"><text:bookmark text:name="_dz86ph76jju0"/>2.1 GET ALL CATEGORIES</text:p>
      <text:p text:style-name="Standard"><text:span text:style-name="T7">Description: </text:span>This endpoint returns a list of product categories to the user.</text:p>
      <text:p text:style-name="Standard"><text:span text:style-name="T5">Path:</text:span><text:span text:style-name="T1"> /categorie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{</text:p>
            <text:p text:style-name="P5"><text:span text:style-name="T8"><text:s text:c="3"/></text:span><text:span text:style-name="T9"><text:s/>“rows”</text:span><text:span text:style-name="T8">: <text:s/>[</text:span></text:p>
            <text:p text:style-name="P6"><text:s text:c="9"/>{</text:p>
            <text:p text:style-name="P5"><text:span text:style-name="T9">     <text:s text:c="8"/>"category_id"</text:span><text:span text:style-name="T8">: </text:span><text:span text:style-name="T10">integer</text:span><text:span text:style-name="T8">, </text:span></text:p>
            <text:p text:style-name="P5"><text:span text:style-name="T9"><text:s text:c="13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 : </text:span><text:span text:style-name="T10">string</text:span><text:span text:style-name="T8">,</text:span></text:p>
            <text:p text:style-name="P5"><text:span text:style-name="T9"><text:s text:c="13"/>"department_id"</text:span><text:span text:style-name="T8">: </text:span><text:span text:style-name="T10">integer</text:span><text:span text:style-name="T8">, </text:span></text:p>
            <text:p text:style-name="P6"><text:s text:c="9"/>}, {</text:p>
            <text:p text:style-name="P6"><text:s text:c="9"/>……… ………. ……….</text:p>
            <text:p text:style-name="P6"><text:s text:c="8"/>},</text:p>
            <text:p text:style-name="P6"><text:s text:c="5"/>]</text:p>
            <text:p text:style-name="P6">}</text:p>
          </table:table-cell>
        </table:table-row>
      </table:table>
      <text:p text:style-name="P2"/>
      <text:p text:style-name="P2"/>
      <text:p text:style-name="Heading_20_3"><text:bookmark text:name="_mpkgu3l63piu"/><text:soft-page-break/>2.2 GET A SINGLE CATEGORY</text:p>
      <text:p text:style-name="Standard"><text:span text:style-name="T7">Description: </text:span>This endpoint returns a single category using the category id.</text:p>
      <text:p text:style-name="Standard"><text:span text:style-name="T5">Path:</text:span><text:span text:style-name="T1"> /categories/{category_id}</text:span></text:p>
      <text:p text:style-name="Standard"><text:span text:style-name="T5">Method:</text:span><text:span text:style-name="T1"> GET</text:span></text:p>
      <text:p text:style-name="P4"/>
      <text:p text:style-name="P4">Success response:</text:p>
      <text:p text:style-name="Standard"><text:span text:style-name="T5">Status:</text:span><text:span text:style-name="T1"> 200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{</text:p>
            <text:p text:style-name="P5"><text:span text:style-name="T9">    "category_id"</text:span><text:span text:style-name="T8">: </text:span><text:span text:style-name="T10">integer</text:span><text:span text:style-name="T8">, </text:span></text:p>
            <text:p text:style-name="P5"><text:span text:style-name="T9"><text:s text:c="4"/>"nam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description"</text:span><text:span text:style-name="T8"> : </text:span><text:span text:style-name="T10">string</text:span><text:span text:style-name="T8">,</text:span></text:p>
            <text:p text:style-name="P5"><text:span text:style-name="T8"><text:s text:c="4"/></text:span><text:span text:style-name="T9">"department_id"</text:span><text:span text:style-name="T8"> : </text:span><text:span text:style-name="T10">integer</text:span><text:span text:style-name="T8">,</text:span></text:p>
            <text:p text:style-name="P6">}</text:p>
          </table:table-cell>
        </table:table-row>
      </table:table>
      <text:p text:style-name="P2"/>
      <text:p text:style-name="P2"/>
      <text:p text:style-name="Heading_20_3"><text:bookmark text:name="_8e0wfvwewx88"/>2.3 GET PRODUCT CATEGORY</text:p>
      <text:p text:style-name="Standard"><text:span text:style-name="T7">Description: </text:span>This endpoint returns the category of a particular product.</text:p>
      <text:p text:style-name="Standard"><text:span text:style-name="T5">Path:</text:span><text:span text:style-name="T1"> /categories/inProduct/{produc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4">Success respons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{</text:p>
            <text:p text:style-name="P5"><text:span text:style-name="T9">    "category_id"</text:span><text:span text:style-name="T8">: </text:span><text:span text:style-name="T10">integer</text:span><text:span text:style-name="T8">, </text:span></text:p>
            <text:p text:style-name="P5"><text:span text:style-name="T8"><text:s text:c="4"/></text:span><text:span text:style-name="T9">"department_id"</text:span><text:span text:style-name="T8"> : </text:span><text:span text:style-name="T10">integer</text:span><text:span text:style-name="T8">,</text:span></text:p>
            <text:p text:style-name="P5"><text:span text:style-name="T8"><text:s text:c="3"/></text:span><text:span text:style-name="T9"><text:s text:c="2"/>"name"</text:span><text:span text:style-name="T8">: </text:span><text:span text:style-name="T10">string (category name e.g French)</text:span></text:p>
            <text:p text:style-name="P6">}</text:p>
          </table:table-cell>
        </table:table-row>
      </table:table>
      <text:p text:style-name="Heading_20_3"><text:bookmark text:name="_ta6mumnaai8i"/></text:p>
      <text:p text:style-name="Heading_20_3"><text:bookmark text:name="_ofovwlly5jpb"/>2.4 GET ALL CATEGORIES IN A DEPARTMENT</text:p>
      <text:p text:style-name="Standard"><text:span text:style-name="T7">Description: </text:span>This endpoint returns a list of categories in a department.</text:p>
      <text:p text:style-name="Standard"><text:span text:style-name="T5">Path:</text:span><text:span text:style-name="T1"> /categories/inDepartment/{departmen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{</text:p>
            <text:p text:style-name="P5"><text:span text:style-name="T8"><text:s text:c="4"/></text:span><text:span text:style-name="T9"><text:s/>"rows": </text:span><text:span text:style-name="T8"><text:s/>[</text:span></text:p>
            <text:p text:style-name="P6"><text:s text:c="9"/>{</text:p>
            <text:p text:style-name="P5"><text:soft-page-break/><text:span text:style-name="T9">     <text:s text:c="8"/>"category_id"</text:span><text:span text:style-name="T8">: </text:span><text:span text:style-name="T10">integer</text:span><text:span text:style-name="T8">, </text:span></text:p>
            <text:p text:style-name="P5"><text:span text:style-name="T9"><text:s text:c="13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 : </text:span><text:span text:style-name="T10">string</text:span><text:span text:style-name="T8">,</text:span></text:p>
            <text:p text:style-name="P5"><text:span text:style-name="T9"><text:s text:c="13"/>"department_id"</text:span><text:span text:style-name="T8">: </text:span><text:span text:style-name="T10">integer</text:span><text:span text:style-name="T8">, </text:span></text:p>
            <text:p text:style-name="P6"><text:s text:c="9"/>}, {</text:p>
            <text:p text:style-name="P6"><text:s text:c="9"/>……. ……. …….</text:p>
            <text:p text:style-name="P6"><text:s text:c="8"/>},</text:p>
            <text:p text:style-name="P6"><text:s text:c="5"/>]</text:p>
            <text:p text:style-name="P6">}</text:p>
          </table:table-cell>
        </table:table-row>
      </table:table>
      <text:p text:style-name="P2"/>
      <text:p text:style-name="P2"/>
      <text:p text:style-name="P2"/>
      <text:p text:style-name="Standard"/>
      <text:p text:style-name="P13"><text:bookmark text:name="_w3hub9iybh0m"/>3. ATTRIBUTES</text:p>
      <text:p text:style-name="P11"><text:bookmark text:name="_6ci9otlibwxp"/>3.1 GET ALL ATTRIBUTES</text:p>
      <text:p text:style-name="Standard"><text:span text:style-name="T7">Description: </text:span>This endpoint returns a list of attributes from the database.</text:p>
      <text:p text:style-name="Standard"><text:span text:style-name="T5">Path:</text:span><text:span text:style-name="T1"> /attribute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/>[</text:p>
            <text:p text:style-name="P6"><text:s text:c="9"/>{</text:p>
            <text:p text:style-name="P5"><text:span text:style-name="T9">     <text:s text:c="8"/>"attribute_id"</text:span><text:span text:style-name="T8">: </text:span><text:span text:style-name="T10">integer</text:span><text:span text:style-name="T8">, </text:span></text:p>
            <text:p text:style-name="P5"><text:span text:style-name="T9"><text:s text:c="13"/>"name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10"/>….. …… ……. …...</text:p>
            <text:p text:style-name="P6"><text:s text:c="9"/>},</text:p>
            <text:p text:style-name="P6"><text:s text:c="5"/>]</text:p>
            <text:p text:style-name="P6"/>
          </table:table-cell>
        </table:table-row>
      </table:table>
      <text:p text:style-name="Standard"/>
      <text:p text:style-name="P11"><text:bookmark text:name="_1ftwuhiwzp13"/>3.2 GET SINGLE ATTRIBUTES</text:p>
      <text:p text:style-name="Standard"><text:span text:style-name="T7">Description: </text:span>This endpoint returns a single attribute using the attribute id.</text:p>
      <text:p text:style-name="Standard"><text:span text:style-name="T5">Path:</text:span><text:span text:style-name="T1"> /attributes/{attribute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6">{</text:p>
            <text:p text:style-name="P5"><text:span text:style-name="T9">     "attribute_id"</text:span><text:span text:style-name="T8">: </text:span><text:span text:style-name="T10">integer</text:span><text:span text:style-name="T8">, </text:span></text:p>
            <text:p text:style-name="P5"><text:span text:style-name="T9"><text:s text:c="5"/>"name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Standard"/>
      <text:p text:style-name="Standard"/>
      <text:p text:style-name="P11"><text:bookmark text:name="_9dx161k62p66"/>3.3 GET ALL ATTRIBUTE VALUES IN AN ATTRIBUTE</text:p>
      <text:p text:style-name="Standard"><text:span text:style-name="T7">Description:</text:span> This endpoint returns a list of <text:s/>values for a single attribute using the attribute id.</text:p>
      <text:p text:style-name="Standard"><text:span text:style-name="T5">Path:</text:span><text:span text:style-name="T1"> /attributes/values/{attribute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Standard"/>
      <text:p text:style-name="P9">Success response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<text:s/>[</text:p>
            <text:p text:style-name="P6"><text:s text:c="9"/>{</text:p>
            <text:p text:style-name="P5"><text:span text:style-name="T9">     <text:s text:c="8"/>"attribute_value_id"</text:span><text:span text:style-name="T8">: </text:span><text:span text:style-name="T10">integer</text:span><text:span text:style-name="T8">, </text:span></text:p>
            <text:p text:style-name="P5"><text:span text:style-name="T9"><text:s text:c="13"/>"value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2"/>]</text:p>
            <text:p text:style-name="P3"/>
          </table:table-cell>
        </table:table-row>
      </table:table>
      <text:p text:style-name="Standard"/>
      <text:p text:style-name="Standard"/>
      <text:p text:style-name="P11"><text:bookmark text:name="_s1d4zfr5uobn"/>3.4 GET ALL ATTRIBUTES OF A PRODUCT</text:p>
      <text:p text:style-name="Standard"><text:span text:style-name="T7">Description: </text:span>This endpoint returns a list of attributes for a single product using the product id</text:p>
      <text:p text:style-name="Standard"><text:span text:style-name="T5">Path:</text:span><text:span text:style-name="T1"> /attributes/inProduct/{produc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<text:s/>[</text:p>
            <text:p text:style-name="P6"><text:s text:c="9"/>{</text:p>
            <text:p text:style-name="P5"><text:span text:style-name="T8"><text:s text:c="13"/></text:span><text:span text:style-name="T9">"attribute_name"</text:span><text:span text:style-name="T8">: </text:span><text:span text:style-name="T10">string</text:span><text:span text:style-name="T8">, </text:span></text:p>
            <text:p text:style-name="P5"><text:span text:style-name="T9">     <text:s text:c="8"/>"attribute_value_id"</text:span><text:span text:style-name="T8">: </text:span><text:span text:style-name="T10">integer</text:span><text:span text:style-name="T8">, </text:span></text:p>
            <text:p text:style-name="P5"><text:span text:style-name="T9"><text:s text:c="13"/>"attribute_value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oft-page-break/><text:s text:c="9"/>},</text:p>
            <text:p text:style-name="P6"><text:s/>]</text:p>
          </table:table-cell>
        </table:table-row>
      </table:table>
      <text:p text:style-name="Heading_20_2"><text:bookmark text:name="_8oesk2ss61ch"/>4. PRODUCTS</text:p>
      <text:p text:style-name="P11"><text:bookmark text:name="_yn2e4k1zrzfu"/>4.1 GET ALL PRODUCTS</text:p>
      <text:p text:style-name="Standard"><text:span text:style-name="T7">Description: </text:span>This endpoint returns a list of products in the database. It should return a paginated response.</text:p>
      <text:p text:style-name="Standard"><text:span text:style-name="T5">Path:</text:span><text:span text:style-name="T1"> /product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params:</text:p>
            <text:p text:style-name="P6">{</text:p>
            <text:p text:style-name="P5"><text:span text:style-name="T9">     "page"</text:span><text:span text:style-name="T8">: </text:span><text:span text:style-name="T10">integer</text:span><text:span text:style-name="T8">, <text:s text:c="49"/>//The starting page, default: 1</text:span></text:p>
            <text:p text:style-name="P5"><text:span text:style-name="T9"><text:s text:c="5"/>"limit"</text:span><text:span text:style-name="T8">: </text:span><text:span text:style-name="T10">integer, <text:s text:c="51"/></text:span><text:span text:style-name="T11">//</text:span><text:span text:style-name="T8">Limit per page, default: 20</text:span></text:p>
            <text:p text:style-name="P5"><text:span text:style-name="T8"><text:s text:c="4"/></text:span><text:span text:style-name="T12"><text:s/></text:span><text:span text:style-name="T9">"description_length"</text:span><text:span text:style-name="T8">: </text:span><text:span text:style-name="T13">integer</text:span><text:span text:style-name="T8"> <text:s text:c="27"/>//Limit of the description, default: 200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{</text:p>
            <text:p text:style-name="P5"><text:span text:style-name="T8"><text:s text:c="5"/></text:span><text:span text:style-name="T9">"paginationMeta"</text:span><text:span text:style-name="T8">: <text:s text:c="2"/>{</text:span></text:p>
            <text:p text:style-name="P5"><text:span text:style-name="T8"><text:s text:c="9"/></text:span><text:span text:style-name="T9">"currentPage"</text:span><text:span text:style-name="T8">: </text:span><text:span text:style-name="T10">integer</text:span><text:span text:style-name="T8">, <text:s text:c="15"/>// Current page number</text:span></text:p>
            <text:p text:style-name="P5"><text:span text:style-name="T8"><text:s text:c="9"/></text:span><text:span text:style-name="T9">"currentPageSize"</text:span><text:span text:style-name="T8">: </text:span><text:span text:style-name="T10">integer</text:span><text:span text:style-name="T8">, <text:s text:c="7"/>// The page limit</text:span></text:p>
            <text:p text:style-name="P5"><text:span text:style-name="T8"><text:s text:c="9"/></text:span><text:span text:style-name="T9">"totalPages"</text:span><text:span text:style-name="T8">: </text:span><text:span text:style-name="T10">integer</text:span><text:span text:style-name="T8">, <text:s text:c="16"/>// The total number of pages for all products</text:span></text:p>
            <text:p text:style-name="P5"><text:span text:style-name="T8"><text:s text:c="9"/></text:span><text:span text:style-name="T9">"totalRecords"</text:span><text:span text:style-name="T8">: </text:span><text:span text:style-name="T10">integer</text:span><text:span text:style-name="T8">, <text:s text:c="14"/>// The total number of product in the database</text:span></text:p>
            <text:p text:style-name="P6"><text:s text:c="5"/>},</text:p>
            <text:p text:style-name="P5"><text:span text:style-name="T8"><text:s text:c="5"/></text:span><text:span text:style-name="T9">"rows"</text:span><text:span text:style-name="T8">: <text:s/>[</text:span></text:p>
            <text:p text:style-name="P6"><text:s text:c="9"/>{</text:p>
            <text:p text:style-name="P5"><text:span text:style-name="T8"><text:s text:c="13"/></text:span><text:span text:style-name="T9">"product_id"</text:span><text:span text:style-name="T8">: </text:span><text:span text:style-name="T10">integer</text:span><text:span text:style-name="T8">, </text:span></text:p>
            <text:p text:style-name="P5"><text:span text:style-name="T9">     <text:s text:c="8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pric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iscounted_price"</text:span><text:span text:style-name="T8">: </text:span><text:span text:style-name="T10">string</text:span><text:span text:style-name="T8">, </text:span></text:p>
            <text:p text:style-name="P5"><text:span text:style-name="T9"><text:s text:c="13"/>"thumbnail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5"/>]</text:p>
            <text:p text:style-name="P6"><text:soft-page-break/>}</text:p>
          </table:table-cell>
        </table:table-row>
      </table:table>
      <text:p text:style-name="Standard"/>
      <text:p text:style-name="Heading_20_3"><text:bookmark text:name="_p7nkcwrtleuy"/>4.2 SEARCH PRODUCTS</text:p>
      <text:p text:style-name="Standard"><text:span text:style-name="T7">Description: </text:span>This endpoint returns a list of product that matches the search value.</text:p>
      <text:p text:style-name="Standard"><text:span text:style-name="T5">Path:</text:span><text:span text:style-name="T1"> /products/search?query_string={search value}</text:span><text:span text:style-name="T14">&amp;all_words=on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">params:</text:p>
            <text:p text:style-name="P6">{</text:p>
            <text:p text:style-name="P5"><text:span text:style-name="T9">     "page"</text:span><text:span text:style-name="T8">: </text:span><text:span text:style-name="T10">integer</text:span><text:span text:style-name="T8">, <text:s text:c="49"/>//The starting page, default: 1</text:span></text:p>
            <text:p text:style-name="P5"><text:span text:style-name="T9"><text:s text:c="5"/>"limit"</text:span><text:span text:style-name="T8">: </text:span><text:span text:style-name="T10">integer, <text:s text:c="51"/></text:span><text:span text:style-name="T11">//</text:span><text:span text:style-name="T8">Limit per page, default: 20</text:span></text:p>
            <text:p text:style-name="P5"><text:span text:style-name="T8"><text:s text:c="4"/></text:span><text:span text:style-name="T12"><text:s/></text:span><text:span text:style-name="T9">"description_length"</text:span><text:span text:style-name="T8">: </text:span><text:span text:style-name="T13">integer,</text:span><text:span text:style-name="T8"> <text:s text:c="27"/>//Limit of the description, default: 200</text:span></text:p>
            <text:p text:style-name="P5"><text:span text:style-name="T8"><text:s text:c="5"/></text:span><text:span text:style-name="T9"><text:s/>"query_string"</text:span><text:span text:style-name="T8">: </text:span><text:span text:style-name="T10">string</text:span><text:span text:style-name="T8">, <text:s text:c="39"/>//Item to be searched</text:span></text:p>
            <text:p text:style-name="P5"><text:span text:style-name="T8"><text:s text:c="6"/></text:span><text:span text:style-name="T9">"all_words"</text:span><text:span text:style-name="T8">: </text:span><text:span text:style-name="T10">string</text:span><text:span text:style-name="T8">, <text:s text:c="44"/>//on or off, different mode of searching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>{</text:p>
            <text:p text:style-name="P5"><text:span text:style-name="T8"><text:s text:c="5"/></text:span><text:span text:style-name="T9">"rows": </text:span><text:span text:style-name="T8"><text:s/>[</text:span></text:p>
            <text:p text:style-name="P6"><text:s text:c="9"/>{</text:p>
            <text:p text:style-name="P5"><text:span text:style-name="T8"><text:s text:c="13"/></text:span><text:span text:style-name="T9">"product_id"</text:span><text:span text:style-name="T8">: </text:span><text:span text:style-name="T10">integer</text:span><text:span text:style-name="T8">, </text:span></text:p>
            <text:p text:style-name="P5"><text:span text:style-name="T9">     <text:s text:c="8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pric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iscounted_price"</text:span><text:span text:style-name="T8">: </text:span><text:span text:style-name="T10">string</text:span><text:span text:style-name="T8">, </text:span></text:p>
            <text:p text:style-name="P5"><text:span text:style-name="T9"><text:s text:c="13"/>"thumbnail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5"/>]</text:p>
            <text:p text:style-name="P6">}</text:p>
          </table:table-cell>
        </table:table-row>
      </table:table>
      <text:p text:style-name="P11"><text:bookmark text:name="_x2sy5m4ugdtt"/>4.3 GET A SINGLE PRODUCT</text:p>
      <text:p text:style-name="Standard"><text:span text:style-name="T7">Description: </text:span>This endpoint returns a single product object using the product id.</text:p>
      <text:p text:style-name="Standard"><text:span text:style-name="T5">Path:</text:span><text:span text:style-name="T1"> /products/{produc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6">params:</text:p>
            <text:p text:style-name="P6">{</text:p>
            <text:p text:style-name="P5"><text:span text:style-name="T8"><text:s text:c="4"/></text:span><text:span text:style-name="T12"><text:s/></text:span><text:span text:style-name="T9">"description_length"</text:span><text:span text:style-name="T8">: </text:span><text:span text:style-name="T13">integer</text:span><text:span text:style-name="T8"> <text:s text:c="27"/>//Limit of the description, default: 200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">{</text:p>
            <text:p text:style-name="P5"><text:span text:style-name="T8"><text:s text:c="4"/></text:span><text:span text:style-name="T9">"product_id"</text:span><text:span text:style-name="T8">: </text:span><text:span text:style-name="T10">integer</text:span><text:span text:style-name="T8">, </text:span></text:p>
            <text:p text:style-name="P5"><text:span text:style-name="T9">    "nam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description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pric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discounted_pric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<text:s/>"imag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<text:s/>"image_2"</text:span><text:span text:style-name="T8">: </text:span><text:span text:style-name="T10">string</text:span><text:span text:style-name="T8">,</text:span></text:p>
            <text:p text:style-name="P5"><text:span text:style-name="T9"><text:s text:c="4"/>"thumbnail"</text:span><text:span text:style-name="T8">: </text:span><text:span text:style-name="T10">string</text:span><text:span text:style-name="T8">,</text:span></text:p>
            <text:p text:style-name="P5"><text:span text:style-name="T8"><text:s text:c="3"/></text:span><text:span text:style-name="T9"><text:s/>"displayl"</text:span><text:span text:style-name="T8">: </text:span><text:span text:style-name="T10">integer</text:span><text:span text:style-name="T8">,</text:span></text:p>
            <text:p text:style-name="P6">}</text:p>
          </table:table-cell>
        </table:table-row>
      </table:table>
      <text:p text:style-name="Standard"/>
      <text:p text:style-name="Heading_20_3"><text:bookmark text:name="_w65mqpvou6mt"/>4.4 GET ALL PRODUCTS IN A CATEGORY</text:p>
      <text:p text:style-name="Standard"><text:span text:style-name="T7">Description: </text:span>This endpoint should return list of products in a category using the category id in the request params.</text:p>
      <text:p text:style-name="Standard"><text:span text:style-name="T5">Path:</text:span><text:span text:style-name="T1"> /products/inCategory/{category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">params:</text:p>
            <text:p text:style-name="P6">{</text:p>
            <text:p text:style-name="P5"><text:span text:style-name="T9">     "page"</text:span><text:span text:style-name="T8">: </text:span><text:span text:style-name="T10">integer</text:span><text:span text:style-name="T8">, <text:s text:c="49"/>//The starting page, default: 1</text:span></text:p>
            <text:p text:style-name="P5"><text:span text:style-name="T9"><text:s text:c="5"/>"limit"</text:span><text:span text:style-name="T8">: </text:span><text:span text:style-name="T10">integer, <text:s text:c="51"/></text:span><text:span text:style-name="T11">//</text:span><text:span text:style-name="T8">Limit per page, default: 20</text:span></text:p>
            <text:p text:style-name="P5"><text:span text:style-name="T8"><text:s text:c="4"/></text:span><text:span text:style-name="T12"><text:s/></text:span><text:span text:style-name="T9">"description_length"</text:span><text:span text:style-name="T8">: </text:span><text:span text:style-name="T13">integer</text:span><text:span text:style-name="T8"> <text:s text:c="27"/>//Limit of the description, default: 200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{</text:p>
            <text:p text:style-name="P5"><text:span text:style-name="T8"><text:s text:c="4"/></text:span><text:span text:style-name="T9">"rows": </text:span><text:span text:style-name="T8"><text:s/>[</text:span></text:p>
            <text:p text:style-name="P6"><text:s text:c="9"/>{</text:p>
            <text:p text:style-name="P5"><text:span text:style-name="T8"><text:s text:c="13"/></text:span><text:span text:style-name="T9">"product_id"</text:span><text:span text:style-name="T8">: </text:span><text:span text:style-name="T10">integer</text:span><text:span text:style-name="T8">, </text:span></text:p>
            <text:p text:style-name="P5"><text:soft-page-break/><text:span text:style-name="T9">     <text:s text:c="8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pric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iscounted_price"</text:span><text:span text:style-name="T8">: </text:span><text:span text:style-name="T10">string</text:span><text:span text:style-name="T8">, </text:span></text:p>
            <text:p text:style-name="P5"><text:span text:style-name="T9"><text:s text:c="13"/>"thumbnail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5"/>]</text:p>
            <text:p text:style-name="P6">}</text:p>
          </table:table-cell>
        </table:table-row>
      </table:table>
      <text:p text:style-name="Standard"/>
      <text:p text:style-name="Heading_20_3"><text:bookmark text:name="_i0qvl56qqydq"/>4.5 GET ALL PRODUCTS IN A DEPARTMENT</text:p>
      <text:p text:style-name="Standard"><text:span text:style-name="T7">Description:</text:span> This endpoint returns list of products in a department using the department id in the request params.</text:p>
      <text:p text:style-name="Standard"><text:span text:style-name="T5">Path:</text:span><text:span text:style-name="T1"> /products/inDepartment/{departmen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">params:</text:p>
            <text:p text:style-name="P6">{</text:p>
            <text:p text:style-name="P5"><text:span text:style-name="T9">     "page"</text:span><text:span text:style-name="T8">: </text:span><text:span text:style-name="T10">integer</text:span><text:span text:style-name="T8">, <text:s text:c="49"/>//The starting page, default: 1</text:span></text:p>
            <text:p text:style-name="P5"><text:span text:style-name="T9"><text:s text:c="5"/>"limit"</text:span><text:span text:style-name="T8">: </text:span><text:span text:style-name="T10">integer, <text:s text:c="51"/></text:span><text:span text:style-name="T11">//</text:span><text:span text:style-name="T8">Limit per page, default: 20</text:span></text:p>
            <text:p text:style-name="P5"><text:span text:style-name="T8"><text:s text:c="4"/></text:span><text:span text:style-name="T12"><text:s/></text:span><text:span text:style-name="T9">"description_length"</text:span><text:span text:style-name="T8">: </text:span><text:span text:style-name="T13">integer</text:span><text:span text:style-name="T8"> <text:s text:c="27"/>//Limit of the description, default: 200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">{</text:p>
            <text:p text:style-name="P5"><text:span text:style-name="T8"><text:s text:c="6"/></text:span><text:span text:style-name="T9">"rows"</text:span><text:span text:style-name="T8">: [</text:span></text:p>
            <text:p text:style-name="P6"><text:s text:c="9"/>{</text:p>
            <text:p text:style-name="P5"><text:span text:style-name="T8"><text:s text:c="13"/></text:span><text:span text:style-name="T9">"product_id"</text:span><text:span text:style-name="T8">: </text:span><text:span text:style-name="T10">integer</text:span><text:span text:style-name="T8">, </text:span></text:p>
            <text:p text:style-name="P5"><text:span text:style-name="T9">     <text:s text:c="8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escription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pric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discounted_price"</text:span><text:span text:style-name="T8">: </text:span><text:span text:style-name="T10">string</text:span><text:span text:style-name="T8">, </text:span></text:p>
            <text:p text:style-name="P5"><text:span text:style-name="T9"><text:s text:c="13"/>"thumbnail"</text:span><text:span text:style-name="T8">: </text:span><text:span text:style-name="T10">string</text:span><text:span text:style-name="T8">,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5"/>]</text:p>
            <text:p text:style-name="P6">}</text:p>
          </table:table-cell>
        </table:table-row>
      </table:table>
      <text:p text:style-name="Standard"><text:soft-page-break/></text:p>
      <text:p text:style-name="Heading_20_3"><text:bookmark text:name="_2flswcbpn0am"/>4.6 GET REVIEWS OF A PRODUCT</text:p>
      <text:p text:style-name="Standard"><text:span text:style-name="T7">Description: </text:span>This endpoint returns a list reviews for a product using the product id in the request params.</text:p>
      <text:p text:style-name="Standard"><text:span text:style-name="T5">Path:</text:span><text:span text:style-name="T1"> /products/{product_id}/review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">{</text:p>
            <text:p text:style-name="P6"><text:s text:c="5"/>[</text:p>
            <text:p text:style-name="P6"><text:s text:c="9"/>{</text:p>
            <text:p text:style-name="P5"><text:span text:style-name="T9">     <text:s text:c="8"/>"name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review"</text:span><text:span text:style-name="T8">: </text:span><text:span text:style-name="T10">string</text:span><text:span text:style-name="T8">,</text:span></text:p>
            <text:p text:style-name="P5"><text:span text:style-name="T8"><text:s text:c="13"/></text:span><text:span text:style-name="T9">"rating"</text:span><text:span text:style-name="T8">: </text:span><text:span text:style-name="T10">integer</text:span><text:span text:style-name="T8">,</text:span></text:p>
            <text:p text:style-name="P5"><text:span text:style-name="T8"><text:s text:c="13"/></text:span><text:span text:style-name="T9">"created_on"</text:span><text:span text:style-name="T8">: </text:span><text:span text:style-name="T10">string (datetime)</text:span><text:span text:style-name="T8">, </text:span></text:p>
            <text:p text:style-name="P6"><text:s text:c="9"/>}, {</text:p>
            <text:p text:style-name="P6"><text:s text:c="9"/>….. …… ….. ….</text:p>
            <text:p text:style-name="P6"><text:s text:c="9"/>},</text:p>
            <text:p text:style-name="P6"><text:s text:c="5"/>]</text:p>
            <text:p text:style-name="P6">}</text:p>
          </table:table-cell>
        </table:table-row>
      </table:table>
      <text:p text:style-name="Heading_20_3"><text:bookmark text:name="_ij439mldeodb"/>4.7 POST A PRODUCT REVIEW</text:p>
      <text:p text:style-name="Standard"><text:span text:style-name="T7">Description: </text:span>This endpoint allows a user to post a product review.</text:p>
      <text:p text:style-name="Standard"><text:span text:style-name="T5">Path:</text:span><text:span text:style-name="T1"> /products/{product_id}/reviews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1</text:span></text:p>
      <text:p text:style-name="P9">Request bod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6">{</text:p>
            <text:p text:style-name="P5"><text:span text:style-name="T9"><text:s text:c="4"/>"product_id"</text:span><text:span text:style-name="T8">: </text:span><text:span text:style-name="T10">integer</text:span><text:span text:style-name="T8">,</text:span></text:p>
            <text:p text:style-name="P5"><text:span text:style-name="T8"><text:s text:c="5"/></text:span><text:span text:style-name="T9">"review"</text:span><text:span text:style-name="T8">: </text:span><text:span text:style-name="T10">string</text:span><text:span text:style-name="T8">,</text:span></text:p>
            <text:p text:style-name="P5"><text:span text:style-name="T8"><text:s text:c="5"/></text:span><text:span text:style-name="T9">"rating"</text:span><text:span text:style-name="T8">: </text:span><text:span text:style-name="T10">integer</text:span><text:span text:style-name="T8">,</text:span></text:p>
            <text:p text:style-name="P6">}</text:p>
          </table:table-cell>
        </table:table-row>
      </table:table>
      <text:p text:style-name="P9">Success response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6">{</text:p>
            <text:p text:style-name="P5"><text:span text:style-name="T9">    "name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review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rating"</text:span><text:span text:style-name="T8">: </text:span><text:span text:style-name="T10">integer</text:span><text:span text:style-name="T8">,</text:span></text:p>
            <text:p text:style-name="P5"><text:soft-page-break/><text:span text:style-name="T8"><text:s text:c="4"/></text:span><text:span text:style-name="T9">"created_on"</text:span><text:span text:style-name="T8">: </text:span><text:span text:style-name="T10">string (datetime)</text:span><text:span text:style-name="T8">, </text:span></text:p>
            <text:p text:style-name="P6">}</text:p>
          </table:table-cell>
        </table:table-row>
      </table:table>
      <text:p text:style-name="Standard"/>
      <text:p text:style-name="Heading_20_2"><text:bookmark text:name="_kzds34qionue"/>5. CUSTOMERS</text:p>
      <text:p text:style-name="Heading_20_3"><text:bookmark text:name="_49oqs2a8kgg6"/>5.1 CREATE A NEW CUSTOMER</text:p>
      <text:p text:style-name="Standard"><text:span text:style-name="T7">Description: </text:span>This endpoints allow a user to create a new account.</text:p>
      <text:p text:style-name="Standard"><text:span text:style-name="T5">Path:</text:span><text:span text:style-name="T1"> /customers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1</text:span></text:p>
      <text:p text:style-name="P9">Request body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6">{</text:p>
            <text:p text:style-name="P5"><text:span text:style-name="T9"><text:s text:c="4"/>"name"</text:span><text:span text:style-name="T8">: </text:span><text:span text:style-name="T10">string</text:span><text:span text:style-name="T8">,</text:span></text:p>
            <text:p text:style-name="P5"><text:span text:style-name="T8"><text:s text:c="5"/></text:span><text:span text:style-name="T9">"email"</text:span><text:span text:style-name="T8">: </text:span><text:span text:style-name="T10">string</text:span><text:span text:style-name="T8">,</text:span></text:p>
            <text:p text:style-name="P5"><text:span text:style-name="T8"><text:s text:c="5"/></text:span><text:span text:style-name="T9">"password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P7"/>
      <text:p text:style-name="P9">Success response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6">{</text:p>
            <text:p text:style-name="P5"><text:span text:style-name="T9">    "customer"</text:span><text:span text:style-name="T8">: {</text:span></text:p>
            <text:p text:style-name="P5"><text:span text:style-name="T8"><text:s text:c="8"/></text:span><text:span text:style-name="T9"> "customer_id" : </text:span><text:span text:style-name="T10">integer,</text:span></text:p>
            <text:p text:style-name="P5"><text:span text:style-name="T10"><text:s text:c="8"/></text:span><text:span text:style-name="T9"> "name" : </text:span><text:span text:style-name="T10">string,</text:span></text:p>
            <text:p text:style-name="P5"><text:span text:style-name="T10"><text:s text:c="8"/></text:span><text:span text:style-name="T9"> "email" : </text:span><text:span text:style-name="T10">string,</text:span></text:p>
            <text:p text:style-name="P5"><text:span text:style-name="T10"><text:s text:c="8"/></text:span><text:span text:style-name="T9"> "address_1" : </text:span><text:span text:style-name="T10">null,</text:span></text:p>
            <text:p text:style-name="P5"><text:span text:style-name="T10"><text:s text:c="9"/></text:span><text:span text:style-name="T9">"address_2" : </text:span><text:span text:style-name="T10">null,</text:span></text:p>
            <text:p text:style-name="P5"><text:span text:style-name="T10"><text:s text:c="9"/></text:span><text:span text:style-name="T9">"city" : </text:span><text:span text:style-name="T10">null,</text:span></text:p>
            <text:p text:style-name="P5"><text:span text:style-name="T10"><text:s text:c="9"/></text:span><text:span text:style-name="T9">"region" : </text:span><text:span text:style-name="T10">null,</text:span></text:p>
            <text:p text:style-name="P5"><text:span text:style-name="T10"><text:s text:c="9"/></text:span><text:span text:style-name="T9">"postal_code" : </text:span><text:span text:style-name="T10">null,</text:span></text:p>
            <text:p text:style-name="P5"><text:span text:style-name="T10"><text:s text:c="9"/></text:span><text:span text:style-name="T9">"shipping_region_id" : </text:span><text:span text:style-name="T10">integer,</text:span></text:p>
            <text:p text:style-name="P5"><text:span text:style-name="T10"><text:s text:c="9"/></text:span><text:span text:style-name="T9">"credit_card" : </text:span><text:span text:style-name="T10">null,</text:span></text:p>
            <text:p text:style-name="P5"><text:span text:style-name="T10"><text:s text:c="9"/></text:span><text:span text:style-name="T9">"day_phone" : </text:span><text:span text:style-name="T10">null,</text:span></text:p>
            <text:p text:style-name="P5"><text:span text:style-name="T10"><text:s text:c="9"/></text:span><text:span text:style-name="T9">"eve_phone" : </text:span><text:span text:style-name="T10">null,</text:span></text:p>
            <text:p text:style-name="P5"><text:span text:style-name="T10"><text:s text:c="9"/></text:span><text:span text:style-name="T9">"mob_phone" : </text:span><text:span text:style-name="T10">null,</text:span></text:p>
            <text:p text:style-name="P6"><text:s text:c="5"/>},</text:p>
            <text:p text:style-name="P5"><text:span text:style-name="T8"><text:s text:c="4"/></text:span><text:span text:style-name="T9">"accessToken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expiresIn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Heading_20_3"><text:bookmark text:name="_dtmx448u1zpm"/><text:soft-page-break/>5.2 LOGIN A CUSTOMER</text:p>
      <text:p text:style-name="Standard"><text:span text:style-name="T7">Description: </text:span>This endpoint allows a user to login to their customer account.</text:p>
      <text:p text:style-name="Standard"><text:span text:style-name="T5">Path:</text:span><text:span text:style-name="T1"> /customers/login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0</text:span></text:p>
      <text:p text:style-name="P2"/>
      <text:p text:style-name="P9">Request body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6">{</text:p>
            <text:p text:style-name="P5"><text:span text:style-name="T8"><text:s text:c="5"/></text:span><text:span text:style-name="T9">"email"</text:span><text:span text:style-name="T8">: </text:span><text:span text:style-name="T10">string</text:span><text:span text:style-name="T8">,</text:span></text:p>
            <text:p text:style-name="P5"><text:span text:style-name="T8"><text:s text:c="5"/></text:span><text:span text:style-name="T9">"password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P10"><text:bookmark text:name="_cdx2jmqcm5cw"/></text:p>
      <text:p text:style-name="P9">Success response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6">{</text:p>
            <text:p text:style-name="P5"><text:span text:style-name="T9">    "customer"</text:span><text:span text:style-name="T8">: {</text:span></text:p>
            <text:p text:style-name="P5"><text:span text:style-name="T8"><text:s text:c="8"/></text:span><text:span text:style-name="T9"> "customer_id" : </text:span><text:span text:style-name="T10">integer,</text:span></text:p>
            <text:p text:style-name="P5"><text:span text:style-name="T10"><text:s text:c="8"/></text:span><text:span text:style-name="T9"> "name" : </text:span><text:span text:style-name="T10">string,</text:span></text:p>
            <text:p text:style-name="P5"><text:span text:style-name="T10"><text:s text:c="8"/></text:span><text:span text:style-name="T9"> "email" : </text:span><text:span text:style-name="T10">string,</text:span></text:p>
            <text:p text:style-name="P5"><text:span text:style-name="T10"><text:s text:c="8"/></text:span><text:span text:style-name="T9"> "address_1" : </text:span><text:span text:style-name="T10">null,</text:span></text:p>
            <text:p text:style-name="P5"><text:span text:style-name="T10"><text:s text:c="9"/></text:span><text:span text:style-name="T9">"address_2" : </text:span><text:span text:style-name="T10">null,</text:span></text:p>
            <text:p text:style-name="P5"><text:span text:style-name="T10"><text:s text:c="9"/></text:span><text:span text:style-name="T9">"city" : </text:span><text:span text:style-name="T10">null,</text:span></text:p>
            <text:p text:style-name="P5"><text:span text:style-name="T10"><text:s text:c="9"/></text:span><text:span text:style-name="T9">"region" : </text:span><text:span text:style-name="T10">null,</text:span></text:p>
            <text:p text:style-name="P5"><text:span text:style-name="T10"><text:s text:c="9"/></text:span><text:span text:style-name="T9">"postal_code" : </text:span><text:span text:style-name="T10">null,</text:span></text:p>
            <text:p text:style-name="P5"><text:span text:style-name="T10"><text:s text:c="9"/></text:span><text:span text:style-name="T9">"shipping_region_id" : </text:span><text:span text:style-name="T10">integer,</text:span></text:p>
            <text:p text:style-name="P5"><text:span text:style-name="T10"><text:s text:c="9"/></text:span><text:span text:style-name="T9">"credit_card" : </text:span><text:span text:style-name="T10">null,</text:span></text:p>
            <text:p text:style-name="P5"><text:span text:style-name="T10"><text:s text:c="9"/></text:span><text:span text:style-name="T9">"day_phone" : </text:span><text:span text:style-name="T10">null,</text:span></text:p>
            <text:p text:style-name="P5"><text:span text:style-name="T10"><text:s text:c="9"/></text:span><text:span text:style-name="T9">"eve_phone" : </text:span><text:span text:style-name="T10">null,</text:span></text:p>
            <text:p text:style-name="P5"><text:span text:style-name="T10"><text:s text:c="9"/></text:span><text:span text:style-name="T9">"mob_phone" : </text:span><text:span text:style-name="T10">null,</text:span></text:p>
            <text:p text:style-name="P6"><text:s text:c="5"/>},</text:p>
            <text:p text:style-name="P5"><text:span text:style-name="T8"><text:s text:c="4"/></text:span><text:span text:style-name="T9">"accessToken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expiresIn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P11"><text:bookmark text:name="_zged7vw64okg"/></text:p>
      <text:p text:style-name="P11"><text:bookmark text:name="_xxlbwqcophr1"/>5.3 FACEBOOK LOGIN</text:p>
      <text:p text:style-name="Standard"><text:span text:style-name="T7">Description: </text:span>This endpoint allows a user to login to the application using facebook.</text:p>
      <text:p text:style-name="Standard"><text:span text:style-name="T5">Path:</text:span><text:span text:style-name="T1"> /customers/facebook</text:span></text:p>
      <text:p text:style-name="Standard"><text:soft-page-break/><text:span text:style-name="T5">Method:</text:span><text:span text:style-name="T1"> POST</text:span></text:p>
      <text:p text:style-name="Standard"><text:span text:style-name="T5">Status:</text:span><text:span text:style-name="T1"> 200</text:span></text:p>
      <text:p text:style-name="P2"/>
      <text:p text:style-name="P9">Request body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6">{</text:p>
            <text:p text:style-name="P5"><text:span text:style-name="T8"><text:s text:c="5"/></text:span><text:span text:style-name="T9">"access_token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P10"><text:bookmark text:name="_4fx13x1db7ij"/></text:p>
      <text:p text:style-name="P7"/>
      <text:p text:style-name="P9">Success response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6">{</text:p>
            <text:p text:style-name="P5"><text:span text:style-name="T9">    "customer"</text:span><text:span text:style-name="T8">: {</text:span></text:p>
            <text:p text:style-name="P5"><text:span text:style-name="T8"><text:s text:c="8"/></text:span><text:span text:style-name="T9"> "customer_id" : </text:span><text:span text:style-name="T10">integer,</text:span></text:p>
            <text:p text:style-name="P5"><text:span text:style-name="T10"><text:s text:c="8"/></text:span><text:span text:style-name="T9"> "name" : </text:span><text:span text:style-name="T10">string,</text:span></text:p>
            <text:p text:style-name="P5"><text:span text:style-name="T10"><text:s text:c="8"/></text:span><text:span text:style-name="T9"> "email" : </text:span><text:span text:style-name="T10">string,</text:span></text:p>
            <text:p text:style-name="P5"><text:span text:style-name="T10"><text:s text:c="8"/></text:span><text:span text:style-name="T9"> "address_1" : </text:span><text:span text:style-name="T10">null,</text:span></text:p>
            <text:p text:style-name="P5"><text:span text:style-name="T10"><text:s text:c="9"/></text:span><text:span text:style-name="T9">"address_2" : </text:span><text:span text:style-name="T10">null,</text:span></text:p>
            <text:p text:style-name="P5"><text:span text:style-name="T10"><text:s text:c="9"/></text:span><text:span text:style-name="T9">"city" : </text:span><text:span text:style-name="T10">null,</text:span></text:p>
            <text:p text:style-name="P5"><text:span text:style-name="T10"><text:s text:c="9"/></text:span><text:span text:style-name="T9">"region" : </text:span><text:span text:style-name="T10">null,</text:span></text:p>
            <text:p text:style-name="P5"><text:span text:style-name="T10"><text:s text:c="9"/></text:span><text:span text:style-name="T9">"postal_code" : </text:span><text:span text:style-name="T10">null,</text:span></text:p>
            <text:p text:style-name="P5"><text:span text:style-name="T10"><text:s text:c="9"/></text:span><text:span text:style-name="T9">"shipping_region_id" : </text:span><text:span text:style-name="T10">integer,</text:span></text:p>
            <text:p text:style-name="P5"><text:span text:style-name="T10"><text:s text:c="9"/></text:span><text:span text:style-name="T9">"credit_card" : </text:span><text:span text:style-name="T10">null,</text:span></text:p>
            <text:p text:style-name="P5"><text:span text:style-name="T10"><text:s text:c="9"/></text:span><text:span text:style-name="T9">"day_phone" : </text:span><text:span text:style-name="T10">null,</text:span></text:p>
            <text:p text:style-name="P5"><text:span text:style-name="T10"><text:s text:c="9"/></text:span><text:span text:style-name="T9">"eve_phone" : </text:span><text:span text:style-name="T10">null,</text:span></text:p>
            <text:p text:style-name="P5"><text:span text:style-name="T10"><text:s text:c="9"/></text:span><text:span text:style-name="T9">"mob_phone" : </text:span><text:span text:style-name="T10">null,</text:span></text:p>
            <text:p text:style-name="P6"><text:s text:c="5"/>},</text:p>
            <text:p text:style-name="P5"><text:span text:style-name="T8"><text:s text:c="4"/></text:span><text:span text:style-name="T9">"accessToken"</text:span><text:span text:style-name="T8">: </text:span><text:span text:style-name="T10">string</text:span><text:span text:style-name="T8">,</text:span></text:p>
            <text:p text:style-name="P5"><text:span text:style-name="T8"><text:s text:c="4"/></text:span><text:span text:style-name="T9">"expiresIn"</text:span><text:span text:style-name="T8">: </text:span><text:span text:style-name="T10">string</text:span><text:span text:style-name="T8">,</text:span></text:p>
            <text:p text:style-name="P6">}</text:p>
          </table:table-cell>
        </table:table-row>
      </table:table>
      <text:p text:style-name="Standard"/>
      <text:p text:style-name="Heading_20_3"><text:bookmark text:name="_biveprib2g8w"/>5.4 GET A CUSTOMER BY ID</text:p>
      <text:p text:style-name="Standard"><text:span text:style-name="T7">Description: </text:span>This endpoint retrieves customer information using the customer id in the token provided in the header of the request.</text:p>
      <text:p text:style-name="Standard"><text:span text:style-name="T5">Path:</text:span><text:span text:style-name="T1"> /customer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<text:soft-page-break/>Success response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6">{</text:p>
            <text:p text:style-name="P5"><text:span text:style-name="T8"><text:s text:c="4"/></text:span><text:span text:style-name="T9">"customer_id" : </text:span><text:span text:style-name="T10">integer,</text:span></text:p>
            <text:p text:style-name="P5"><text:span text:style-name="T10"><text:s text:c="4"/></text:span><text:span text:style-name="T9">"name" : </text:span><text:span text:style-name="T10">string,</text:span>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address_1" : </text:span><text:span text:style-name="T10">string,</text:span></text:p>
            <text:p text:style-name="P5"><text:span text:style-name="T10"><text:s text:c="4"/></text:span><text:span text:style-name="T9">"address_2" : </text:span><text:span text:style-name="T10">string,</text:span></text:p>
            <text:p text:style-name="P5"><text:span text:style-name="T10"><text:s text:c="4"/></text:span><text:span text:style-name="T9">"city" : </text:span><text:span text:style-name="T10">string,</text:span></text:p>
            <text:p text:style-name="P5"><text:span text:style-name="T10"><text:s text:c="4"/></text:span><text:span text:style-name="T9">"region" : </text:span><text:span text:style-name="T10">string,</text:span></text:p>
            <text:p text:style-name="P5"><text:span text:style-name="T10"><text:s text:c="4"/></text:span><text:span text:style-name="T9">"postal_code" : </text:span><text:span text:style-name="T10">string,</text:span></text:p>
            <text:p text:style-name="P5"><text:span text:style-name="T10"><text:s text:c="4"/></text:span><text:span text:style-name="T9">"shipping_region_id" : </text:span><text:span text:style-name="T10">integer,</text:span></text:p>
            <text:p text:style-name="P5"><text:span text:style-name="T10"><text:s text:c="4"/></text:span><text:span text:style-name="T9">"credit_card" : </text:span><text:span text:style-name="T10">string,</text:span></text:p>
            <text:p text:style-name="P5"><text:span text:style-name="T10"><text:s text:c="4"/></text:span><text:span text:style-name="T9">"day_phone" : </text:span><text:span text:style-name="T10">string,</text:span></text:p>
            <text:p text:style-name="P5"><text:span text:style-name="T10"><text:s text:c="4"/></text:span><text:span text:style-name="T9">"eve_phone" : </text:span><text:span text:style-name="T10">string,</text:span></text:p>
            <text:p text:style-name="P5"><text:span text:style-name="T10"><text:s text:c="4"/></text:span><text:span text:style-name="T9">"mob_phone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Heading_20_3"><text:bookmark text:name="_tfyuzyyr54io"/>5.5 UPDATE CUSTOMER DETAILS</text:p>
      <text:p text:style-name="Standard"><text:span text:style-name="T7">Description: </text:span>This endpoint updates the customer details.</text:p>
      <text:p text:style-name="Standard"><text:span text:style-name="T5">Path:</text:span><text:span text:style-name="T1"> /customer</text:span></text:p>
      <text:p text:style-name="Standard"><text:span text:style-name="T5">Method:</text:span><text:span text:style-name="T1"> PUT</text:span></text:p>
      <text:p text:style-name="Standard"><text:span text:style-name="T5">Status:</text:span><text:span text:style-name="T1"> 200</text:span></text:p>
      <text:p text:style-name="P2"/>
      <text:p text:style-name="P9">Request object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6">{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name" : </text:span><text:span text:style-name="T10">string,</text:span></text:p>
            <text:p text:style-name="P5"><text:span text:style-name="T10"><text:s text:c="4"/></text:span><text:span text:style-name="T9">"day_phone" : </text:span><text:span text:style-name="T10">string,</text:span></text:p>
            <text:p text:style-name="P5"><text:span text:style-name="T10"><text:s text:c="4"/></text:span><text:span text:style-name="T9">"eve_phone" : </text:span><text:span text:style-name="T10">string,</text:span></text:p>
            <text:p text:style-name="P5"><text:span text:style-name="T10"><text:s text:c="4"/></text:span><text:span text:style-name="T9">"mob_phone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6">{</text:p>
            <text:p text:style-name="P5"><text:span text:style-name="T8"><text:s text:c="4"/></text:span><text:span text:style-name="T9">"customer_id" : </text:span><text:span text:style-name="T10">integer,</text:span></text:p>
            <text:p text:style-name="P5"><text:span text:style-name="T10"><text:s text:c="4"/></text:span><text:span text:style-name="T9">"name" : </text:span><text:span text:style-name="T10">string,</text:span>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address_1" : </text:span><text:span text:style-name="T10">string,</text:span></text:p>
            <text:p text:style-name="P5"><text:soft-page-break/><text:span text:style-name="T10"><text:s text:c="4"/></text:span><text:span text:style-name="T9">"address_2" : </text:span><text:span text:style-name="T10">string,</text:span></text:p>
            <text:p text:style-name="P5"><text:span text:style-name="T10"><text:s text:c="4"/></text:span><text:span text:style-name="T9">"city" : </text:span><text:span text:style-name="T10">string,</text:span></text:p>
            <text:p text:style-name="P5"><text:span text:style-name="T10"><text:s text:c="4"/></text:span><text:span text:style-name="T9">"region" : </text:span><text:span text:style-name="T10">string,</text:span></text:p>
            <text:p text:style-name="P5"><text:span text:style-name="T10"><text:s text:c="4"/></text:span><text:span text:style-name="T9">"postal_code" : </text:span><text:span text:style-name="T10">string,</text:span></text:p>
            <text:p text:style-name="P5"><text:span text:style-name="T10"><text:s text:c="4"/></text:span><text:span text:style-name="T9">"shipping_region_id" : </text:span><text:span text:style-name="T10">integer,</text:span></text:p>
            <text:p text:style-name="P5"><text:span text:style-name="T10"><text:s text:c="4"/></text:span><text:span text:style-name="T9">"credit_card" : </text:span><text:span text:style-name="T10">string,</text:span></text:p>
            <text:p text:style-name="P5"><text:span text:style-name="T10"><text:s text:c="4"/></text:span><text:span text:style-name="T9">"day_phone" : </text:span><text:span text:style-name="T10">string,</text:span></text:p>
            <text:p text:style-name="P5"><text:span text:style-name="T10"><text:s text:c="4"/></text:span><text:span text:style-name="T9">"eve_phone" : </text:span><text:span text:style-name="T10">string,</text:span></text:p>
            <text:p text:style-name="P5"><text:span text:style-name="T10"><text:s text:c="4"/></text:span><text:span text:style-name="T9">"mob_phone" : </text:span><text:span text:style-name="T10">string,</text:span></text:p>
            <text:p text:style-name="P6">}</text:p>
          </table:table-cell>
        </table:table-row>
      </table:table>
      <text:p text:style-name="Heading_20_3"><text:bookmark text:name="_gyv0bsdtoh7f"/></text:p>
      <text:p text:style-name="Standard"/>
      <text:p text:style-name="Heading_20_3"><text:bookmark text:name="_cuixjpk16351"/>5.6 UPDATE CUSTOMER ADDRESS</text:p>
      <text:p text:style-name="Standard"><text:span text:style-name="T7">Description: </text:span>This endpoint updates the customer address.</text:p>
      <text:p text:style-name="Standard"><text:span text:style-name="T5">Path:</text:span><text:span text:style-name="T1"> /customer/address</text:span></text:p>
      <text:p text:style-name="Standard"><text:span text:style-name="T5">Method:</text:span><text:span text:style-name="T1"> PUT</text:span></text:p>
      <text:p text:style-name="Standard"><text:span text:style-name="T5">Status:</text:span><text:span text:style-name="T1"> 200</text:span></text:p>
      <text:p text:style-name="P2"/>
      <text:p text:style-name="P9">Request object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6">{</text:p>
            <text:p text:style-name="P5"><text:span text:style-name="T10"><text:s text:c="4"/></text:span><text:span text:style-name="T9">"address_1" : </text:span><text:span text:style-name="T10">string,</text:span></text:p>
            <text:p text:style-name="P5"><text:span text:style-name="T10"><text:s text:c="4"/></text:span><text:span text:style-name="T9">"address_2" : </text:span><text:span text:style-name="T10">string,</text:span></text:p>
            <text:p text:style-name="P5"><text:span text:style-name="T10"><text:s text:c="4"/></text:span><text:span text:style-name="T9">"city" : </text:span><text:span text:style-name="T10">string,</text:span></text:p>
            <text:p text:style-name="P5"><text:span text:style-name="T10"><text:s text:c="4"/></text:span><text:span text:style-name="T9">"region" : </text:span><text:span text:style-name="T10">string,</text:span></text:p>
            <text:p text:style-name="P5"><text:span text:style-name="T10"><text:s text:c="4"/></text:span><text:span text:style-name="T9">"postal_code" : </text:span><text:span text:style-name="T10">string,</text:span></text:p>
            <text:p text:style-name="P5"><text:span text:style-name="T10"><text:s text:c="4"/></text:span><text:span text:style-name="T9">"shipping_region_id" : </text:span><text:span text:style-name="T10">integer,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6">{</text:p>
            <text:p text:style-name="P5"><text:span text:style-name="T8"><text:s text:c="4"/></text:span><text:span text:style-name="T9">"customer_id" : </text:span><text:span text:style-name="T10">integer,</text:span></text:p>
            <text:p text:style-name="P5"><text:span text:style-name="T10"><text:s text:c="4"/></text:span><text:span text:style-name="T9">"name" : </text:span><text:span text:style-name="T10">string,</text:span>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address_1" : </text:span><text:span text:style-name="T10">string,</text:span></text:p>
            <text:p text:style-name="P5"><text:span text:style-name="T10"><text:s text:c="4"/></text:span><text:span text:style-name="T9">"address_2" : </text:span><text:span text:style-name="T10">string,</text:span></text:p>
            <text:p text:style-name="P5"><text:span text:style-name="T10"><text:s text:c="4"/></text:span><text:span text:style-name="T9">"city" : </text:span><text:span text:style-name="T10">string,</text:span></text:p>
            <text:p text:style-name="P5"><text:span text:style-name="T10"><text:s text:c="4"/></text:span><text:span text:style-name="T9">"region" : </text:span><text:span text:style-name="T10">string,</text:span></text:p>
            <text:p text:style-name="P5"><text:soft-page-break/><text:span text:style-name="T10"><text:s text:c="4"/></text:span><text:span text:style-name="T9">"postal_code" : </text:span><text:span text:style-name="T10">string,</text:span></text:p>
            <text:p text:style-name="P5"><text:span text:style-name="T10"><text:s text:c="4"/></text:span><text:span text:style-name="T9">"shipping_region_id" : </text:span><text:span text:style-name="T10">integer,</text:span></text:p>
            <text:p text:style-name="P5"><text:span text:style-name="T10"><text:s text:c="4"/></text:span><text:span text:style-name="T9">"credit_card" : </text:span><text:span text:style-name="T10">string,</text:span></text:p>
            <text:p text:style-name="P5"><text:span text:style-name="T10"><text:s text:c="4"/></text:span><text:span text:style-name="T9">"day_phone" : </text:span><text:span text:style-name="T10">string,</text:span></text:p>
            <text:p text:style-name="P5"><text:span text:style-name="T10"><text:s text:c="4"/></text:span><text:span text:style-name="T9">"eve_phone" : </text:span><text:span text:style-name="T10">string,</text:span></text:p>
            <text:p text:style-name="P5"><text:span text:style-name="T10"><text:s text:c="4"/></text:span><text:span text:style-name="T9">"mob_phone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Heading_20_3"><text:bookmark text:name="_nvq75c8ro3fq"/>5.7 UPDATE CUSTOMER CREDIT CARD</text:p>
      <text:p text:style-name="Standard"><text:span text:style-name="T7">Description: </text:span>This endpoint updates the customer address.</text:p>
      <text:p text:style-name="Standard"><text:span text:style-name="T5">Path:</text:span><text:span text:style-name="T1"> /customer</text:span><text:bookmark-start text:name="__DdeLink__5658_565807983"/><text:span text:style-name="T1">/creditCard</text:span><text:bookmark-end text:name="__DdeLink__5658_565807983"/></text:p>
      <text:p text:style-name="Standard"><text:span text:style-name="T5">Method:</text:span><text:span text:style-name="T1"> PUT</text:span></text:p>
      <text:p text:style-name="Standard"><text:span text:style-name="T5">Status:</text:span><text:span text:style-name="T1"> 200</text:span></text:p>
      <text:p text:style-name="P2"/>
      <text:p text:style-name="P9">Request object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6">{</text:p>
            <text:p text:style-name="P5"><text:span text:style-name="T10"><text:s text:c="4"/></text:span><text:span text:style-name="T9">"credit_card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6">{</text:p>
            <text:p text:style-name="P5"><text:span text:style-name="T8"><text:s text:c="4"/></text:span><text:span text:style-name="T9">"customer_id" : </text:span><text:span text:style-name="T10">integer,</text:span></text:p>
            <text:p text:style-name="P5"><text:span text:style-name="T10"><text:s text:c="4"/></text:span><text:span text:style-name="T9">"name" : </text:span><text:span text:style-name="T10">string,</text:span>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address_1" : </text:span><text:span text:style-name="T10">string,</text:span></text:p>
            <text:p text:style-name="P5"><text:span text:style-name="T10"><text:s text:c="4"/></text:span><text:span text:style-name="T9">"address_2" : </text:span><text:span text:style-name="T10">string,</text:span></text:p>
            <text:p text:style-name="P5"><text:span text:style-name="T10"><text:s text:c="4"/></text:span><text:span text:style-name="T9">"city" : </text:span><text:span text:style-name="T10">string,</text:span></text:p>
            <text:p text:style-name="P5"><text:span text:style-name="T10"><text:s text:c="4"/></text:span><text:span text:style-name="T9">"region" : </text:span><text:span text:style-name="T10">string,</text:span></text:p>
            <text:p text:style-name="P5"><text:span text:style-name="T10"><text:s text:c="4"/></text:span><text:span text:style-name="T9">"postal_code" : </text:span><text:span text:style-name="T10">string,</text:span></text:p>
            <text:p text:style-name="P5"><text:span text:style-name="T10"><text:s text:c="4"/></text:span><text:span text:style-name="T9">"shipping_region_id" : </text:span><text:span text:style-name="T10">integer,</text:span></text:p>
            <text:p text:style-name="P5"><text:span text:style-name="T10"><text:s text:c="4"/></text:span><text:span text:style-name="T9">"credit_card" : </text:span><text:span text:style-name="T10">string, (xxxxxxxxxxxx7890)</text:span></text:p>
            <text:p text:style-name="P5"><text:span text:style-name="T10"><text:s text:c="4"/></text:span><text:span text:style-name="T9">"day_phone" : </text:span><text:span text:style-name="T10">string,</text:span></text:p>
            <text:p text:style-name="P5"><text:span text:style-name="T10"><text:s text:c="4"/></text:span><text:span text:style-name="T9">"eve_phone" : </text:span><text:span text:style-name="T10">string,</text:span></text:p>
            <text:p text:style-name="P5"><text:span text:style-name="T10"><text:s text:c="4"/></text:span><text:span text:style-name="T9">"mob_phone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Heading_20_2"><text:bookmark text:name="_vn9vo6rq6p92"/><text:soft-page-break/>6. ORDERS</text:p>
      <text:p text:style-name="Heading_20_3"><text:bookmark text:name="_8uqoth2t96a9"/>6.1 CREATE AN ORDER</text:p>
      <text:p text:style-name="Standard"><text:span text:style-name="T7">Description: </text:span>This endpoint creates an order for a customer.</text:p>
      <text:p text:style-name="Standard"><text:span text:style-name="T5">Path:</text:span><text:span text:style-name="T1"> /orders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1</text:span></text:p>
      <text:p text:style-name="P2"/>
      <text:p text:style-name="P9">Request object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6">{</text:p>
            <text:p text:style-name="P5"><text:span text:style-name="T10"><text:s text:c="4"/></text:span><text:span text:style-name="T9">"cart_id" : </text:span><text:span text:style-name="T10">string,</text:span></text:p>
            <text:p text:style-name="P5"><text:span text:style-name="T10"><text:s text:c="4"/></text:span><text:span text:style-name="T9">"shipping_id" : </text:span><text:span text:style-name="T10">integer,</text:span></text:p>
            <text:p text:style-name="P5"><text:span text:style-name="T10"><text:s text:c="4"/></text:span><text:span text:style-name="T9">"tax_id" : </text:span><text:span text:style-name="T10">integer,</text:span></text:p>
            <text:p text:style-name="P6">}</text:p>
          </table:table-cell>
        </table:table-row>
      </table:table>
      <text:p text:style-name="Standard"/>
      <text:p text:style-name="P9">Success response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6">{</text:p>
            <text:p text:style-name="P5"><text:span text:style-name="T8"><text:s text:c="4"/></text:span><text:span text:style-name="T9">"order_id" : </text:span><text:span text:style-name="T10">integer,</text:span></text:p>
            <text:p text:style-name="P6">}</text:p>
          </table:table-cell>
        </table:table-row>
      </table:table>
      <text:p text:style-name="Standard"/>
      <text:p text:style-name="Heading_20_3"><text:bookmark text:name="_3wwcyz7fxob"/>6.2 GET AN ORDER</text:p>
      <text:p text:style-name="Standard"><text:span text:style-name="T7">Description: </text:span>This endpoint returns a single order with list of order items.</text:p>
      <text:p text:style-name="Standard"><text:span text:style-name="T5">Path:</text:span><text:span text:style-name="T1"> /orders/{order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6">{</text:p>
            <text:p text:style-name="P5"><text:span text:style-name="T8"><text:s text:c="5"/></text:span><text:span text:style-name="T9">"order_id" : </text:span><text:span text:style-name="T10">integer,</text:span></text:p>
            <text:p text:style-name="P5"><text:span text:style-name="T10"><text:s text:c="5"/></text:span><text:span text:style-name="T9">"order_items" : </text:span><text:span text:style-name="T8">[</text:span></text:p>
            <text:p text:style-name="P6"><text:s text:c="9"/>{</text:p>
            <text:p text:style-name="P5"><text:span text:style-name="T8"><text:s text:c="13"/></text:span><text:span text:style-name="T9">"product_id" : </text:span><text:span text:style-name="T10">integer,</text:span></text:p>
            <text:p text:style-name="P5"><text:span text:style-name="T10"><text:s text:c="13"/></text:span><text:span text:style-name="T9">"attributes" : </text:span><text:span text:style-name="T10">string,</text:span></text:p>
            <text:p text:style-name="P5"><text:span text:style-name="T10"><text:s text:c="13"/></text:span><text:span text:style-name="T9">"product_name" : </text:span><text:span text:style-name="T10">string,</text:span></text:p>
            <text:p text:style-name="P5"><text:span text:style-name="T10"><text:s text:c="13"/></text:span><text:span text:style-name="T9">"quantity" : </text:span><text:span text:style-name="T10">integer,</text:span></text:p>
            <text:p text:style-name="P5"><text:span text:style-name="T10"><text:s text:c="13"/></text:span><text:span text:style-name="T9">"unit_cost" : </text:span><text:span text:style-name="T10">string,</text:span></text:p>
            <text:p text:style-name="P5"><text:span text:style-name="T10"><text:s text:c="13"/></text:span><text:span text:style-name="T9">"subtotal" : </text:span><text:span text:style-name="T10">string,</text:span></text:p>
            <text:p text:style-name="P6"><text:s text:c="9"/>}, {</text:p>
            <text:p text:style-name="P6"><text:soft-page-break/><text:s text:c="10"/>…. ….. …. </text:p>
            <text:p text:style-name="P6"><text:s text:c="9"/>},</text:p>
            <text:p text:style-name="P6"><text:s text:c="4"/>]</text:p>
            <text:p text:style-name="P6">}</text:p>
          </table:table-cell>
        </table:table-row>
      </table:table>
      <text:p text:style-name="Standard"/>
      <text:p text:style-name="Heading_20_3"><text:bookmark text:name="_gk0wnurl0fgk"/>6.3 GET CUSTOMERS ORDER</text:p>
      <text:p text:style-name="Standard"><text:span text:style-name="T7">Description: </text:span>This endpoint returns a list of orders placed by a customer.</text:p>
      <text:p text:style-name="Standard"><text:span text:style-name="T5">Path:</text:span><text:span text:style-name="T1"> /orders/inCustomer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6"><text:s/>[</text:p>
            <text:p text:style-name="P6"><text:s text:c="8"/>{</text:p>
            <text:p text:style-name="P5"><text:span text:style-name="T10"><text:s text:c="12"/></text:span><text:span text:style-name="T9">"order_id" : </text:span><text:span text:style-name="T10">integer,</text:span></text:p>
            <text:p text:style-name="P5"><text:span text:style-name="T10"><text:s text:c="12"/></text:span><text:span text:style-name="T9">"total_amount" : </text:span><text:span text:style-name="T10">string,</text:span></text:p>
            <text:p text:style-name="P5"><text:span text:style-name="T10"><text:s text:c="12"/></text:span><text:span text:style-name="T9">"created_on" : </text:span><text:span text:style-name="T10">datetime,</text:span></text:p>
            <text:p text:style-name="P5"><text:span text:style-name="T10"><text:s text:c="12"/></text:span><text:span text:style-name="T9">"shipped_on" : </text:span><text:span text:style-name="T10">datetime, <text:s text:c="2"/></text:span><text:span text:style-name="T8">// datetime default null</text:span></text:p>
            <text:p text:style-name="P5"><text:span text:style-name="T10"><text:s text:c="11"/></text:span><text:span text:style-name="T9">"name" : </text:span><text:span text:style-name="T10">string, <text:s text:c="4"/></text:span><text:span text:style-name="T8">// customer name</text:span></text:p>
            <text:p text:style-name="P8"/>
            <text:p text:style-name="P5"><text:span text:style-name="T10"><text:s text:c="6"/></text:span><text:span text:style-name="T8"><text:s text:c="2"/>}, {</text:span></text:p>
            <text:p text:style-name="P6"><text:s text:c="11"/>…. ….. ….. ….. </text:p>
            <text:p text:style-name="P6"><text:s text:c="8"/>},</text:p>
            <text:p text:style-name="P6"><text:s text:c="4"/>]</text:p>
          </table:table-cell>
        </table:table-row>
      </table:table>
      <text:p text:style-name="Standard"/>
      <text:p text:style-name="P11"><text:bookmark text:name="_4qr3opl8x31b"/>6.4 GET ORDER SHORT DETAILS</text:p>
      <text:p text:style-name="Standard"><text:span text:style-name="T7">Description: </text:span>This endpoint returns a short details of an order using the order id in the request param.</text:p>
      <text:p text:style-name="Standard"><text:span text:style-name="T5">Path:</text:span><text:span text:style-name="T1"> /orders/shortDetail/{order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6">{</text:p>
            <text:p text:style-name="P5"><text:span text:style-name="T10"><text:s text:c="4"/></text:span><text:span text:style-name="T9">"order_id" : </text:span><text:span text:style-name="T10">integer,</text:span></text:p>
            <text:p text:style-name="P5"><text:span text:style-name="T10"><text:s text:c="4"/></text:span><text:span text:style-name="T9">"total_amount" : </text:span><text:span text:style-name="T10">string,</text:span></text:p>
            <text:p text:style-name="P5"><text:span text:style-name="T10"><text:s text:c="4"/></text:span><text:span text:style-name="T9">"created_on" : </text:span><text:span text:style-name="T10">string,</text:span></text:p>
            <text:p text:style-name="P5"><text:span text:style-name="T10"><text:s text:c="4"/></text:span><text:span text:style-name="T9">"shipped_on" : </text:span><text:span text:style-name="T10">string,</text:span></text:p>
            <text:p text:style-name="P5"><text:soft-page-break/><text:span text:style-name="T10"><text:s text:c="5"/></text:span><text:span text:style-name="T9">"status" : </text:span><text:span text:style-name="T10">string,</text:span></text:p>
            <text:p text:style-name="P5"><text:span text:style-name="T10"><text:s text:c="5"/></text:span><text:span text:style-name="T9">"name" : </text:span><text:span text:style-name="T10">string,</text:span></text:p>
            <text:p text:style-name="P6">}</text:p>
          </table:table-cell>
        </table:table-row>
      </table:table>
      <text:p text:style-name="Heading_20_2"><text:bookmark text:name="_d381qma53uv2"/>7. SHOPPING CART</text:p>
      <text:p text:style-name="Heading_20_3"><text:bookmark text:name="_hjqqtpgtgvms"/>7.1 GENERATE CART UNIQUE ID</text:p>
      <text:p text:style-name="Standard"><text:span text:style-name="T7">Description: </text:span>This endpoint is meant to generate a unique cart Id for adding product to a shopping cart.</text:p>
      <text:p text:style-name="Standard"><text:span text:style-name="T5">Path:</text:span><text:span text:style-name="T1"> /shoppingcart/generateUniqueId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9">Success response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6">{</text:p>
            <text:p text:style-name="P5"><text:span text:style-name="T10"><text:s text:c="4"/></text:span><text:span text:style-name="T9">"cart_id" : </text:span><text:span text:style-name="T10">string,</text:span></text:p>
            <text:p text:style-name="P6">}</text:p>
          </table:table-cell>
        </table:table-row>
      </table:table>
      <text:p text:style-name="Heading_20_3"><text:bookmark text:name="_9xzc8cg1qpxr"/></text:p>
      <text:p text:style-name="Standard"/>
      <text:p text:style-name="Heading_20_3"><text:bookmark text:name="_3x0pizg3psv6"/>7.2 ADD PRODUCT TO SHOPPING CART</text:p>
      <text:p text:style-name="Standard"><text:span text:style-name="T7">Description: </text:span>This endpoint add product to the shopping cart.</text:p>
      <text:p text:style-name="Standard"><text:span text:style-name="T5">Path:</text:span><text:span text:style-name="T1"> /shoppingcart/add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1</text:span></text:p>
      <text:p text:style-name="P2"/>
      <text:p text:style-name="P9">Request object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6">{</text:p>
            <text:p text:style-name="P5"><text:span text:style-name="T10"><text:s text:c="4"/></text:span><text:span text:style-name="T9">"cart_id" : </text:span><text:span text:style-name="T10">string,</text:span></text:p>
            <text:p text:style-name="P5"><text:span text:style-name="T10"><text:s text:c="4"/></text:span><text:span text:style-name="T9">"product_id" : </text:span><text:span text:style-name="T10">integer,</text:span></text:p>
            <text:p text:style-name="P5"><text:span text:style-name="T10"><text:s text:c="4"/></text:span><text:span text:style-name="T9">"attributes" : </text:span><text:span text:style-name="T10">string,</text:span></text:p>
            <text:p text:style-name="P5"><text:span text:style-name="T10"><text:s text:c="4"/></text:span><text:span text:style-name="T9">"quantity" : </text:span><text:span text:style-name="T10">integer,</text:span></text:p>
            <text:p text:style-name="P6">}</text:p>
          </table:table-cell>
        </table:table-row>
      </table:table>
      <text:p text:style-name="P9"/>
      <text:p text:style-name="P9">Success response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6"><text:s text:c="6"/>{</text:p>
            <text:p text:style-name="P5"><text:soft-page-break/><text:span text:style-name="T10"><text:s text:c="12"/></text:span><text:span text:style-name="T9">"item_id" : </text:span><text:span text:style-name="T10">integer,</text:span></text:p>
            <text:p text:style-name="P5"><text:span text:style-name="T10"><text:s text:c="12"/></text:span><text:span text:style-name="T9">"cart_id" : </text:span><text:span text:style-name="T10">integer,</text:span></text:p>
            <text:p text:style-name="P5"><text:span text:style-name="T10"><text:s text:c="12"/></text:span><text:span text:style-name="T9">"attributes" : </text:span><text:span text:style-name="T10">string,</text:span></text:p>
            <text:p text:style-name="P5"><text:span text:style-name="T10"><text:s text:c="12"/></text:span><text:span text:style-name="T9">"product_id" : </text:span><text:span text:style-name="T10">integer,</text:span></text:p>
            <text:p text:style-name="P5"><text:span text:style-name="T10"><text:s text:c="12"/></text:span><text:span text:style-name="T9">"quantity" : </text:span><text:span text:style-name="T10">integer,</text:span></text:p>
            <text:p text:style-name="P8"/>
            <text:p text:style-name="P5"><text:span text:style-name="T10"><text:s text:c="6"/></text:span><text:span text:style-name="T8"><text:s/>},</text:span></text:p>
          </table:table-cell>
        </table:table-row>
      </table:table>
      <text:p text:style-name="Standard"/>
      <text:p text:style-name="Heading_20_3"><text:bookmark text:name="_4az0r1khmgqy"/>7.3 GET LIST OF PRODUCTS IN A SHOPPING CART</text:p>
      <text:p text:style-name="Standard"><text:span text:style-name="T7">Description: </text:span>This endpoint returns a list of items in the shopping cart using the cart id in the request params.</text:p>
      <text:p text:style-name="Standard"><text:span text:style-name="T5">Path:</text:span><text:span text:style-name="T1"> /shoppingcart/{cart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6"><text:s/>[</text:p>
            <text:p text:style-name="P6"><text:s text:c="8"/>{</text:p>
            <text:p text:style-name="P5"><text:span text:style-name="T10"><text:s text:c="12"/></text:span><text:span text:style-name="T9">"item_id" : </text:span><text:span text:style-name="T10">integer,</text:span></text:p>
            <text:p text:style-name="P5"><text:span text:style-name="T10"><text:s text:c="13"/></text:span><text:span text:style-name="T9">"cart_id" : </text:span><text:span text:style-name="T10">integer,</text:span></text:p>
            <text:p text:style-name="P5"><text:span text:style-name="T10"><text:s text:c="13"/></text:span><text:span text:style-name="T9">"name" : </text:span><text:span text:style-name="T10">string,</text:span></text:p>
            <text:p text:style-name="P5"><text:span text:style-name="T10"><text:s text:c="12"/></text:span><text:span text:style-name="T9">"attributes" : </text:span><text:span text:style-name="T10">string,</text:span></text:p>
            <text:p text:style-name="P5"><text:span text:style-name="T10"><text:s text:c="12"/></text:span><text:span text:style-name="T9">"product_id" : </text:span><text:span text:style-name="T10">integer,</text:span></text:p>
            <text:p text:style-name="P5"><text:span text:style-name="T10"><text:s text:c="12"/></text:span><text:span text:style-name="T9">"image" : </text:span><text:span text:style-name="T10">string,</text:span></text:p>
            <text:p text:style-name="P5"><text:span text:style-name="T10"><text:s text:c="12"/></text:span><text:span text:style-name="T9">"price" : </text:span><text:span text:style-name="T10">string,</text:span></text:p>
            <text:p text:style-name="P5"><text:span text:style-name="T10"><text:s text:c="12"/></text:span><text:span text:style-name="T9">"discounted_price" : </text:span><text:span text:style-name="T10">string,</text:span></text:p>
            <text:p text:style-name="P5"><text:span text:style-name="T10"><text:s text:c="12"/></text:span><text:span text:style-name="T9">"quantity" : </text:span><text:span text:style-name="T10">integer,</text:span></text:p>
            <text:p text:style-name="P5"><text:span text:style-name="T10"><text:s text:c="12"/></text:span><text:span text:style-name="T9">"subtotal" : </text:span><text:span text:style-name="T10">string,</text:span></text:p>
            <text:p text:style-name="P8"/>
            <text:p text:style-name="P5"><text:span text:style-name="T10"><text:s text:c="6"/></text:span><text:span text:style-name="T8"><text:s text:c="2"/>}, {</text:span></text:p>
            <text:p text:style-name="P6"><text:s text:c="10"/>….. …… ……. …… ….. </text:p>
            <text:p text:style-name="P6"><text:s text:c="7"/>}</text:p>
            <text:p text:style-name="P6"><text:s text:c="4"/>]</text:p>
          </table:table-cell>
        </table:table-row>
        <table:table-row table:style-name="Table45.1">
          <table:table-cell table:style-name="Table45.A1" office:value-type="string">
            <text:p text:style-name="P6"/>
          </table:table-cell>
        </table:table-row>
      </table:table>
      <text:p text:style-name="Heading_20_3"><text:bookmark text:name="_vzycby4lg0q4"/>7.4 UPDATE CART ITEM QUANTITY</text:p>
      <text:p text:style-name="Standard"><text:span text:style-name="T7">Description: </text:span>This endpoint updates the quantity of an item in the shopping cart using the item id in the request param</text:p>
      <text:p text:style-name="Standard"><text:span text:style-name="T5">Path:</text:span><text:span text:style-name="T1"> /shoppingcart/update/{item_id}</text:span></text:p>
      <text:p text:style-name="Standard"><text:soft-page-break/><text:span text:style-name="T5">Method:</text:span><text:span text:style-name="T1"> PUT</text:span></text:p>
      <text:p text:style-name="Standard"><text:span text:style-name="T5">Status:</text:span><text:span text:style-name="T1"> 200</text:span></text:p>
      <text:p text:style-name="P2"/>
      <text:p text:style-name="P9">Request object: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6">{</text:p>
            <text:p text:style-name="P5"><text:span text:style-name="T10"><text:s text:c="4"/></text:span><text:span text:style-name="T9">"quantity" : </text:span><text:span text:style-name="T10">integer,</text:span></text:p>
            <text:p text:style-name="P6">}</text:p>
          </table:table-cell>
        </table:table-row>
      </table:table>
      <text:p text:style-name="Standard"/>
      <text:p text:style-name="P2"/>
      <text:p text:style-name="P9">Success response: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6"><text:s text:c="3"/>{</text:p>
            <text:p text:style-name="P5"><text:span text:style-name="T10"><text:s text:c="12"/></text:span><text:span text:style-name="T9">"item_id" : </text:span><text:span text:style-name="T10">integer,</text:span></text:p>
            <text:p text:style-name="P5"><text:span text:style-name="T10"><text:s text:c="12"/></text:span><text:span text:style-name="T9">"cart_id" : </text:span><text:span text:style-name="T10">integer,</text:span></text:p>
            <text:p text:style-name="P5"><text:span text:style-name="T10"><text:s text:c="12"/></text:span><text:span text:style-name="T9">"attributes" : </text:span><text:span text:style-name="T10">string,</text:span></text:p>
            <text:p text:style-name="P5"><text:span text:style-name="T10"><text:s text:c="12"/></text:span><text:span text:style-name="T9">"product_id" : </text:span><text:span text:style-name="T10">integer,</text:span></text:p>
            <text:p text:style-name="P5"><text:span text:style-name="T10"><text:s text:c="12"/></text:span><text:span text:style-name="T9">"quantity" : </text:span><text:span text:style-name="T10">integer,</text:span></text:p>
            <text:p text:style-name="P8"/>
            <text:p text:style-name="P5"><text:span text:style-name="T10"><text:s text:c="4"/></text:span><text:span text:style-name="T8">},</text:span></text:p>
          </table:table-cell>
        </table:table-row>
      </table:table>
      <text:p text:style-name="P2"/>
      <text:p text:style-name="Heading_20_3"><text:bookmark text:name="_uqu7c67zza1y"/>7.5 EMPTY SHOPPING CART</text:p>
      <text:p text:style-name="Standard"><text:span text:style-name="T7">Description: </text:span>This endpoint deletes all items in the shopping cart and returns an empty array.</text:p>
      <text:p text:style-name="Standard"><text:span text:style-name="T5">Path:</text:span><text:span text:style-name="T1"> /shoppingcart/empty/{cart_id}</text:span></text:p>
      <text:p text:style-name="Standard"><text:span text:style-name="T5">Method:</text:span><text:span text:style-name="T1"> DELETE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5"><text:span text:style-name="T10"><text:s/></text:span><text:span text:style-name="T8"><text:s/>[ ]</text:span></text:p>
          </table:table-cell>
        </table:table-row>
      </table:table>
      <text:p text:style-name="P2"/>
      <text:p text:style-name="P2"/>
      <text:p text:style-name="Heading_20_3"><text:bookmark text:name="_yi33rodx30d2"/>7.6 REMOVE ITEM FROM SHOPPING CART</text:p>
      <text:p text:style-name="Standard"><text:span text:style-name="T7">Description: </text:span>This endpoint remove a single item from the shopping cart using the item id in the request params.</text:p>
      <text:p text:style-name="Standard"><text:span text:style-name="T5">Path:</text:span><text:span text:style-name="T1"> /shoppingcart/removeProduct/{item_id}</text:span></text:p>
      <text:p text:style-name="Standard"><text:span text:style-name="T5">Method:</text:span><text:span text:style-name="T1"> DELETE</text:span></text:p>
      <text:p text:style-name="Standard"><text:span text:style-name="T5">Status:</text:span><text:span text:style-name="T1"> 200</text:span></text:p>
      <text:p text:style-name="P2"/>
      <text:p text:style-name="P9"><text:soft-page-break/>Success response: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6">{</text:p>
            <text:p text:style-name="P5"><text:span text:style-name="T10"><text:s text:c="5"/></text:span><text:span text:style-name="T9">"message" : </text:span><text:span text:style-name="T10">string,</text:span></text:p>
            <text:p text:style-name="P6">}</text:p>
          </table:table-cell>
        </table:table-row>
      </table:table>
      <text:p text:style-name="P2"/>
      <text:p text:style-name="Heading_20_2"><text:bookmark text:name="_1c39vtiw339b"/>8. TAX</text:p>
      <text:p text:style-name="Heading_20_3"><text:bookmark text:name="_1a28k9s8nph7"/>8.1 GET ALL TAXES</text:p>
      <text:p text:style-name="Standard"><text:span text:style-name="T7">Description: </text:span>This endpoint returns a list of taxes in the database.</text:p>
      <text:p text:style-name="Standard"><text:span text:style-name="T5">Path:</text:span><text:span text:style-name="T1"> /tax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6"><text:s/>[</text:p>
            <text:p text:style-name="P6"><text:s text:c="8"/>{</text:p>
            <text:p text:style-name="P5"><text:span text:style-name="T10"><text:s text:c="12"/></text:span><text:span text:style-name="T9">"tax_id" : </text:span><text:span text:style-name="T10">integer,</text:span></text:p>
            <text:p text:style-name="P5"><text:span text:style-name="T10"><text:s text:c="12"/></text:span><text:span text:style-name="T9">"tax_type" : </text:span><text:span text:style-name="T10">string,</text:span></text:p>
            <text:p text:style-name="P5"><text:span text:style-name="T10"><text:s text:c="12"/></text:span><text:span text:style-name="T9">"tax_percentage" : </text:span><text:span text:style-name="T10">string,</text:span></text:p>
            <text:p text:style-name="P8"/>
            <text:p text:style-name="P5"><text:span text:style-name="T10"><text:s text:c="6"/></text:span><text:span text:style-name="T8"><text:s text:c="2"/>}, {</text:span></text:p>
            <text:p text:style-name="P6"><text:s text:c="10"/>….. …… ……. …… ….. </text:p>
            <text:p text:style-name="P6"><text:s text:c="7"/>}</text:p>
            <text:p text:style-name="P6"><text:s text:c="4"/>]</text:p>
          </table:table-cell>
        </table:table-row>
      </table:table>
      <text:p text:style-name="P2"/>
      <text:p text:style-name="P2"/>
      <text:p text:style-name="Heading_20_3"><text:bookmark text:name="_gzusast43bnf"/>8.1 GET A SINGLE TAX</text:p>
      <text:p text:style-name="Standard"><text:span text:style-name="T7">Description: </text:span>This endpoint returns a single tax using the tax id in the request param.</text:p>
      <text:p text:style-name="Standard"><text:span text:style-name="T5">Path:</text:span><text:span text:style-name="T1"> /tax/{tax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6">{</text:p>
            <text:p text:style-name="P5"><text:span text:style-name="T10"><text:s text:c="4"/></text:span><text:span text:style-name="T9">"tax_id" : </text:span><text:span text:style-name="T10">integer,</text:span></text:p>
            <text:p text:style-name="P5"><text:span text:style-name="T10"><text:s text:c="4"/></text:span><text:span text:style-name="T9">"tax_type" : </text:span><text:span text:style-name="T10">string,</text:span></text:p>
            <text:p text:style-name="P5"><text:soft-page-break/><text:span text:style-name="T10"><text:s text:c="4"/></text:span><text:span text:style-name="T9">"tax_percentage" : </text:span><text:span text:style-name="T10">string,</text:span></text:p>
            <text:p text:style-name="P6">}</text:p>
          </table:table-cell>
        </table:table-row>
      </table:table>
      <text:p text:style-name="Standard"/>
      <text:p text:style-name="Heading_20_2"><text:bookmark text:name="_9inyqqr1kjof"/>9. SHIPPING</text:p>
      <text:p text:style-name="Heading_20_3"><text:bookmark text:name="_5cowbko7ge97"/>9.1 GET ALL SHIPPING REGIONS</text:p>
      <text:p text:style-name="Standard"><text:span text:style-name="T7">Description: </text:span>This endpoint returns a list of shipping regions in the database</text:p>
      <text:p text:style-name="Standard"><text:span text:style-name="T5">Path:</text:span><text:span text:style-name="T1"> /shipping/regions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6"><text:s/>[</text:p>
            <text:p text:style-name="P6"><text:s text:c="8"/>{</text:p>
            <text:p text:style-name="P5"><text:span text:style-name="T10"><text:s text:c="12"/></text:span><text:span text:style-name="T9">"shipping_region_id" : </text:span><text:span text:style-name="T10">integer,</text:span></text:p>
            <text:p text:style-name="P5"><text:span text:style-name="T10"><text:s text:c="12"/></text:span><text:span text:style-name="T9">"shipping_region" : </text:span><text:span text:style-name="T10">string,</text:span></text:p>
            <text:p text:style-name="P5"><text:span text:style-name="T10"><text:s text:c="6"/></text:span><text:span text:style-name="T8"><text:s text:c="2"/>}, {</text:span></text:p>
            <text:p text:style-name="P6"><text:s text:c="10"/>….. …… ……. …… ….. </text:p>
            <text:p text:style-name="P6"><text:s text:c="7"/>}</text:p>
            <text:p text:style-name="P6"><text:s text:c="4"/>]</text:p>
          </table:table-cell>
        </table:table-row>
      </table:table>
      <text:p text:style-name="Standard"/>
      <text:p text:style-name="Heading_20_3"><text:bookmark text:name="_2n713oto1trs"/>9.2 GET ALL SHIPPINGS IN A REGION</text:p>
      <text:p text:style-name="Standard"><text:span text:style-name="T7">Description: </text:span>This endpoint returns the list of shipping in a selected region using the shipping region id in the request param.</text:p>
      <text:p text:style-name="Standard"><text:span text:style-name="T5">Path:</text:span><text:span text:style-name="T1"> /shipping/regions/{shipping_region_id}</text:span></text:p>
      <text:p text:style-name="Standard"><text:span text:style-name="T5">Method:</text:span><text:span text:style-name="T1"> GET</text:span></text:p>
      <text:p text:style-name="Standard"><text:span text:style-name="T5">Status:</text:span><text:span text:style-name="T1"> 200</text:span></text:p>
      <text:p text:style-name="P2"/>
      <text:p text:style-name="P9">Success response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6"><text:s/>[</text:p>
            <text:p text:style-name="P6"><text:s text:c="8"/>{</text:p>
            <text:p text:style-name="P5"><text:span text:style-name="T10"><text:s text:c="12"/></text:span><text:span text:style-name="T9">"shipping_id" : </text:span><text:span text:style-name="T10">integer,</text:span></text:p>
            <text:p text:style-name="P5"><text:span text:style-name="T10"><text:s text:c="12"/></text:span><text:span text:style-name="T9">"shipping_type" : </text:span><text:span text:style-name="T10">string,</text:span></text:p>
            <text:p text:style-name="P5"><text:span text:style-name="T10"><text:s text:c="12"/></text:span><text:span text:style-name="T9">"shipping_cost" : </text:span><text:span text:style-name="T10">string,</text:span></text:p>
            <text:p text:style-name="P5"><text:span text:style-name="T10"><text:s text:c="12"/></text:span><text:span text:style-name="T9">"shipping_region_id" : </text:span><text:span text:style-name="T10">string,</text:span></text:p>
            <text:p text:style-name="P5"><text:span text:style-name="T10"><text:s text:c="6"/></text:span><text:span text:style-name="T8"><text:s text:c="2"/>}, {</text:span></text:p>
            <text:p text:style-name="P6"><text:s text:c="10"/>….. …… ……. …… ….. </text:p>
            <text:p text:style-name="P6"><text:soft-page-break/><text:s text:c="7"/>}</text:p>
            <text:p text:style-name="P6"><text:s/>]</text:p>
            <text:p text:style-name="P3"/>
          </table:table-cell>
        </table:table-row>
      </table:table>
      <text:p text:style-name="Heading_20_2"><text:bookmark text:name="_uj6t5f6w5uvk"/>10. STRIPE</text:p>
      <text:p text:style-name="Heading_20_3"><text:bookmark text:name="_rangro6y046"/>10.1 POST PAYMENT TO STRIPE</text:p>
      <text:p text:style-name="Standard"><text:span text:style-name="T7">Description: </text:span>This endpoint post payment to stripe.</text:p>
      <text:p text:style-name="Standard"><text:span text:style-name="T5">Path:</text:span><text:span text:style-name="T1"> /stripe/charge</text:span></text:p>
      <text:p text:style-name="Standard"><text:span text:style-name="T5">Method:</text:span><text:span text:style-name="T1"> POST</text:span></text:p>
      <text:p text:style-name="Standard"><text:span text:style-name="T5">Status:</text:span><text:span text:style-name="T1"> 200</text:span></text:p>
      <text:p text:style-name="P2"/>
      <text:p text:style-name="P9">Request object: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6">{</text:p>
            <text:p text:style-name="P5"><text:span text:style-name="T10"><text:s text:c="4"/></text:span><text:span text:style-name="T9">"stripeToken" : </text:span><text:span text:style-name="T10">string,</text:span></text:p>
            <text:p text:style-name="P5"><text:span text:style-name="T10"><text:s text:c="4"/></text:span><text:span text:style-name="T9">"email" : </text:span><text:span text:style-name="T10">string,</text:span></text:p>
            <text:p text:style-name="P5"><text:span text:style-name="T10"><text:s text:c="4"/></text:span><text:span text:style-name="T9">"order_id" : </text:span><text:span text:style-name="T10">integer,</text:span></text:p>
            <text:p text:style-name="P6">}</text:p>
          </table:table-cell>
        </table:table-row>
      </table:table>
      <text:p text:style-name="P2"/>
      <text:p text:style-name="P9">Stripe Payment object: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6">{</text:p>
            <text:p text:style-name="P5"><text:span text:style-name="T10"><text:s text:c="4"/></text:span><text:span text:style-name="T9">"stripeToken" : </text:span><text:span text:style-name="T10">string,</text:span></text:p>
            <text:p text:style-name="P5"><text:span text:style-name="T10"><text:s text:c="4"/></text:span><text:span text:style-name="T9">"order_id" : </text:span><text:span text:style-name="T10">integer,</text:span></text:p>
            <text:p text:style-name="P5"><text:span text:style-name="T10"><text:s text:c="4"/></text:span><text:span text:style-name="T9">"description" : </text:span><text:span text:style-name="T10">string,</text:span></text:p>
            <text:p text:style-name="P5"><text:span text:style-name="T10"><text:s text:c="4"/></text:span><text:span text:style-name="T9">"amount" : </text:span><text:span text:style-name="T10">integer,</text:span></text:p>
            <text:p text:style-name="P5"><text:span text:style-name="T10"><text:s text:c="4"/></text:span><text:span text:style-name="T9">"currency" : </text:span><text:span text:style-name="T10">string,</text:span></text:p>
            <text:p text:style-name="P6">}</text:p>
          </table:table-cell>
        </table:table-row>
      </table:table>
      <text:p text:style-name="P2"/>
      <text:p text:style-name="P9"/>
      <text:p text:style-name="P9"/>
      <text:p text:style-name="P9">Success response:</text:p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6">{</text:p>
            <text:p text:style-name="P8"><text:s text:c="3"/>Object returned from stripe,</text:p>
            <text:p text:style-name="P5"><text:span text:style-name="T10"><text:s text:c="3"/></text:span><text:span text:style-name="T9">"message" : </text:span><text:span text:style-name="T10">string,</text:span></text:p>
            <text:p text:style-name="P6">}</text:p>
          </table:table-cell>
        </table:table-row>
      </table:table>
      <text:p text:style-name="P2"/>
      <text:p text:style-name="Standard"><text:soft-page-break/></text:p>
      <text:p text:style-name="Heading_20_2"><text:bookmark text:name="_glb338hjg3rw"/>10. REQUEST HEADER TOKEN FORMAT</text:p>
      <text:p text:style-name="Standard"><text:span text:style-name="T7">Description: </text:span>The recommended Authorization header format. Only handle this header for the APIs that relate to customer or cart (which only apply for the API groups: customer, order, shopping cart, and Stripe).</text:p>
      <text:p text:style-name="Standard"/>
      <text:p text:style-name="P2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5"><text:span text:style-name="T9">USER-KEY:</text:span><text:span text:style-name="T8"> <text:s/></text:span><text:span text:style-name="T9">“Bearer ey6ujkf88hjhf87bhr787y.hlo98ruiure8o9ujlorjljkrg.ihhurwhiu98jhge”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00:55:29.942385066</dc:date>
    <dc:creator>Alex Gavluk</dc:creator>
    <meta:editing-duration>PT4H22M43S</meta:editing-duration>
    <meta:editing-cycles>1</meta:editing-cycles>
    <meta:document-statistic meta:table-count="57" meta:image-count="0" meta:object-count="0" meta:page-count="25" meta:paragraph-count="754" meta:word-count="2341" meta:character-count="18970" meta:non-whitespace-character-count="13743"/>
  </office:meta>
</office:document-meta>
</file>